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8.908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3.568cm"/>
    </style:style>
    <style:style style:name="co12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2.33cm"/>
    </style:style>
    <style:style style:name="co15" style:family="table-column">
      <style:table-column-properties fo:break-before="auto" style:column-width="2.08cm"/>
    </style:style>
    <style:style style:name="co16" style:family="table-column">
      <style:table-column-properties fo:break-before="auto" style:column-width="2.552cm"/>
    </style:style>
    <style:style style:name="co23" style:family="table-column">
      <style:table-column-properties fo:break-before="auto" style:column-width="1.436cm"/>
    </style:style>
    <style:style style:name="co24" style:family="table-column">
      <style:table-column-properties fo:break-before="auto" style:column-width="8.834cm"/>
    </style:style>
    <style:style style:name="co25" style:family="table-column">
      <style:table-column-properties fo:break-before="auto" style:column-width="1.199cm"/>
    </style:style>
    <style:style style:name="co26" style:family="table-column">
      <style:table-column-properties fo:break-before="auto" style:column-width="7.99cm"/>
    </style:style>
    <style:style style:name="co27" style:family="table-column">
      <style:table-column-properties fo:break-before="auto" style:column-width="1.961cm"/>
    </style:style>
    <style:style style:name="co28" style:family="table-column">
      <style:table-column-properties fo:break-before="auto" style:column-width="1.147cm"/>
    </style:style>
    <style:style style:name="co29" style:family="table-column">
      <style:table-column-properties fo:break-before="auto" style:column-width="4.99cm"/>
    </style:style>
    <style:style style:name="co30" style:family="table-column">
      <style:table-column-properties fo:break-before="auto" style:column-width="6.465cm"/>
    </style:style>
    <style:style style:name="co31" style:family="table-column">
      <style:table-column-properties fo:break-before="auto" style:column-width="1.859cm"/>
    </style:style>
    <style:style style:name="co32" style:family="table-column">
      <style:table-column-properties fo:break-before="auto" style:column-width="3.052cm"/>
    </style:style>
    <style:style style:name="co33" style:family="table-column">
      <style:table-column-properties fo:break-before="auto" style:column-width="2.94cm"/>
    </style:style>
    <style:style style:name="co34" style:family="table-column">
      <style:table-column-properties fo:break-before="auto" style:column-width="3.939cm"/>
    </style:style>
    <style:style style:name="co35" style:family="table-column">
      <style:table-column-properties fo:break-before="auto" style:column-width="2.72cm"/>
    </style:style>
    <style:style style:name="co36" style:family="table-column">
      <style:table-column-properties fo:break-before="auto" style:column-width="4.533cm"/>
    </style:style>
    <style:style style:name="co37" style:family="table-column">
      <style:table-column-properties fo:break-before="auto" style:column-width="3.1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07">
      <style:text-properties fo:font-weight="bold" style:font-weight-asian="bold" style:font-weight-complex="bold"/>
    </style:style>
    <style:style style:name="ce7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108"/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33">
      <style:text-properties fo:font-weight="bold" style:font-weight-asian="bold" style:font-weight-complex="bold"/>
    </style:style>
    <style:style style:name="ce11" style:family="table-cell" style:parent-style-name="Default" style:data-style-name="N33"/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107">
      <style:text-properties fo:font-weight="normal" style:font-weight-asian="normal" style:font-weight-complex="normal"/>
    </style:style>
    <style:style style:name="ce15" style:family="table-cell" style:parent-style-name="Default" style:data-style-name="N108">
      <style:text-properties fo:font-weight="normal" style:font-weight-asian="normal" style:font-weight-complex="normal"/>
    </style:style>
    <style:style style:name="ce16" style:family="table-cell" style:parent-style-name="Default" style:data-style-name="N33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table table:name="High level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Effort ( Days)</text:p>
          </table:table-cell>
          <table:table-cell table:style-name="ce1" office:value-type="string">
            <text:p>Adjusted</text:p>
          </table:table-cell>
          <table:table-cell table:style-name="ce1" office:value-type="string">
            <text:p>Show working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%age complete</text:p>
          </table:table-cell>
        </table:table-row>
        <table:table-row table:style-name="ro2">
          <table:table-cell office:value-type="string">
            <text:p>Evaluate Gutenberg's compatibility with own plugin / them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0 per day</text:p>
          </table:table-cell>
          <table:table-cell office:value-type="string">
            <text:p>Source repos under bobbingwide – Components</text:p>
          </table:table-cell>
          <table:table-cell/>
        </table:table-row>
        <table:table-row table:style-name="ro3">
          <table:table-cell office:value-type="string">
            <text:p>Convert shortcodes to blocks</text:p>
          </table:table-cell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See Shortcodes sheet</text:p>
          </table:table-cell>
          <table:table-cell/>
        </table:table-row>
        <table:table-row table:style-name="ro2">
          <table:table-cell office:value-type="string">
            <text:p>Evaluate Gutenberg's compatibility with site</text:p>
          </table:table-cell>
          <table:table-cell office:value-type="float" office:value="250">
            <text:p>2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Subdirectory installs</text:p>
          </table:table-cell>
          <table:table-cell/>
        </table:table-row>
        <table:table-row table:style-name="ro1">
          <table:table-cell office:value-type="string">
            <text:p>Migrate content to block editor</text:p>
          </table:table-cell>
          <table:table-cell office:value-type="string">
            <text:p>???</text:p>
          </table:table-cell>
          <table:table-cell table:number-columns-repeated="5"/>
        </table:table-row>
      </table:table>
      <table:table table:name="Unknowns" table:style-name="ta1" table:print="false">
        <table:table-column table:style-name="co2" table:default-cell-style-name="Default"/>
        <table:table-row table:style-name="ro1">
          <table:table-cell table:style-name="ce1" office:value-type="string">
            <text:p>Unknowns</text:p>
          </table:table-cell>
        </table:table-row>
        <table:table-row table:style-name="ro1">
          <table:table-cell office:value-type="string">
            <text:p>How to correctly implement issues with “keys”</text:p>
          </table:table-cell>
        </table:table-row>
        <table:table-row table:style-name="ro1">
          <table:table-cell office:value-type="string">
            <text:p>How to access options from the REST API</text:p>
          </table:table-cell>
        </table:table-row>
        <table:table-row table:style-name="ro1">
          <table:table-cell office:value-type="string">
            <text:p>How to lazy load JS / CSS</text:p>
          </table:table-cell>
        </table:table-row>
        <table:table-row table:style-name="ro1">
          <table:table-cell office:value-type="string">
            <text:p>How to lazy load REACT code</text:p>
          </table:table-cell>
        </table:table-row>
        <table:table-row table:style-name="ro1">
          <table:table-cell office:value-type="string">
            <text:p>How to perform REST queries</text:p>
          </table:table-cell>
        </table:table-row>
        <table:table-row table:style-name="ro1">
          <table:table-cell office:value-type="string">
            <text:p>How to internationalize </text:p>
          </table:table-cell>
        </table:table-row>
        <table:table-row table:style-name="ro2">
          <table:table-cell office:value-type="string">
            <text:p>How to support JS in metaboxes</text:p>
          </table:table-cell>
        </table:table-row>
        <table:table-row table:style-name="ro1">
          <table:table-cell office:value-type="string">
            <text:p>How to control block conversion</text:p>
          </table:table-cell>
        </table:table-row>
        <table:table-row table:style-name="ro1">
          <table:table-cell office:value-type="string">
            <text:p>How and when to implement logic for deprecated blocks</text:p>
          </table:table-cell>
        </table:table-row>
        <table:table-row table:style-name="ro1">
          <table:table-cell office:value-type="string">
            <text:p>How to test JS code</text:p>
          </table:table-cell>
        </table:table-row>
        <table:table-row table:style-name="ro1">
          <table:table-cell office:value-type="string">
            <text:p>How to automatically migrate content?</text:p>
          </table:table-cell>
        </table:table-row>
      </table:table>
      <table:table table:name="Risks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isks</text:p>
          </table:table-cell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office:value-type="string">
            <text:p>Mitigation?</text:p>
          </table:table-cell>
        </table:table-row>
        <table:table-row table:style-name="ro1">
          <table:table-cell office:value-type="string">
            <text:p>Unknowns</text:p>
          </table:table-cell>
          <table:table-cell table:number-columns-repeated="3"/>
        </table:table-row>
        <table:table-row table:style-name="ro1">
          <table:table-cell office:value-type="string">
            <text:p>Estimates incorrect</text:p>
          </table:table-cell>
          <table:table-cell table:number-columns-repeated="3"/>
        </table:table-row>
        <table:table-row table:style-name="ro1">
          <table:table-cell office:value-type="string">
            <text:p>Gutenberg not delivered in core</text:p>
          </table:table-cell>
          <table:table-cell table:number-columns-repeated="3"/>
        </table:table-row>
        <table:table-row table:style-name="ro1">
          <table:table-cell office:value-type="string">
            <text:p>Gutenberg breaks site</text:p>
          </table:table-cell>
          <table:table-cell table:number-columns-repeated="3"/>
        </table:table-row>
        <table:table-row table:style-name="ro1">
          <table:table-cell office:value-type="string">
            <text:p>Classic-editor breaks site</text:p>
          </table:table-cell>
          <table:table-cell table:number-columns-repeated="3"/>
        </table:table-row>
        <table:table-row table:style-name="ro1">
          <table:table-cell office:value-type="string">
            <text:p>User breaks site</text:p>
          </table:table-cell>
          <table:table-cell table:number-columns-repeated="3"/>
        </table:table-row>
        <table:table-row table:style-name="ro2">
          <table:table-cell office:value-type="string">
            <text:p>Updated plugin / theme breaks site</text:p>
          </table:table-cell>
          <table:table-cell table:number-columns-repeated="3"/>
        </table:table-row>
        <table:table-row table:style-name="ro1">
          <table:table-cell office:value-type="string">
            <text:p>Estimates not possi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table:number-columns-repeated="2"/>
        </table:table-row>
        <table:table-row table:style-name="ro1">
          <table:table-cell office:value-type="string">
            <text:p>Certain</text:p>
          </table:table-cell>
          <table:table-cell table:number-columns-repeated="3"/>
        </table:table-row>
        <table:table-row table:style-name="ro1">
          <table:table-cell office:value-type="string">
            <text:p>Likely</text:p>
          </table:table-cell>
          <table:table-cell table:number-columns-repeated="3"/>
        </table:table-row>
        <table:table-row table:style-name="ro1">
          <table:table-cell office:value-type="string">
            <text:p>Possible</text:p>
          </table:table-cell>
          <table:table-cell table:number-columns-repeated="3"/>
        </table:table-row>
        <table:table-row table:style-name="ro1">
          <table:table-cell office:value-type="string">
            <text:p>Unlikely</text:p>
          </table:table-cell>
          <table:table-cell table:number-columns-repeated="3"/>
        </table:table-row>
        <table:table-row table:style-name="ro1">
          <table:table-cell office:value-type="string">
            <text:p>Rare</text:p>
          </table:table-cell>
          <table:table-cell table:number-columns-repeated="3"/>
        </table:table-row>
      </table:table>
      <table:table table:name="Shortcod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1" table:number-columns-repeated="6"/>
          <table:table-cell table:style-name="ce1" table:formula="of:=SUM([.G3:.G192])" office:value-type="float" office:value="73">
            <text:p>73</text:p>
          </table:table-cell>
          <table:table-cell table:style-name="ce1" table:number-columns-repeated="2"/>
          <table:table-cell table:style-name="ce1" table:formula="of:=SUM([.J3:.J192])" office:value-type="float" office:value="342">
            <text:p>342</text:p>
          </table:table-cell>
          <table:table-cell table:style-name="ce1" table:formula="of:=SUM([.K3:.K192])" office:value-type="float" office:value="203">
            <text:p>203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>
            <text:p>Short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#parameter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Inline/Block</text:p>
          </table:table-cell>
          <table:table-cell table:style-name="ce1" office:value-type="string">
            <text:p>Incompatible?</text:p>
          </table:table-cell>
          <table:table-cell table:style-name="ce1" office:value-type="string">
            <text:p>Convert?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Adjusted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bw_admin</text:p>
          </table:table-cell>
          <table:table-cell office:value-type="string">
            <text:p>Display the Admin contact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];[Hours.A$3:.A$33];[Hours.C$3:.C$33])" office:value-type="float" office:value="7">
            <text:p>7</text:p>
          </table:table-cell>
          <table:table-cell table:formula="of:=[.I3]/7" office:value-type="float" office:value="1">
            <text:p>1</text:p>
          </table:table-cell>
          <table:table-cell table:formula="of:=[.J3]*[.G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loginout</text:p>
          </table:table-cell>
          <table:table-cell office:value-type="string">
            <text:p>Display the Login or Logout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];[Hours.A$3:.A$33];[Hours.C$3:.C$33])" office:value-type="float" office:value="7">
            <text:p>7</text:p>
          </table:table-cell>
          <table:table-cell table:formula="of:=[.I4]/7" office:value-type="float" office:value="1">
            <text:p>1</text:p>
          </table:table-cell>
          <table:table-cell table:formula="of:=[.J4]*[.G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action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];[Hours.A$3:.A$33];[Hours.C$3:.C$33])" office:value-type="float" office:value="7">
            <text:p>7</text:p>
          </table:table-cell>
          <table:table-cell table:formula="of:=[.I5]/7" office:value-type="float" office:value="1">
            <text:p>1</text:p>
          </table:table-cell>
          <table:table-cell table:formula="of:=[.J5]*[.G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lug</text:p>
          </table:table-cell>
          <table:table-cell office:value-type="string">
            <text:p>Show plugin information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6];[Hours.A$3:.A$33];[Hours.C$3:.C$33])" office:value-type="float" office:value="21">
            <text:p>21</text:p>
          </table:table-cell>
          <table:table-cell table:formula="of:=[.I6]/7" office:value-type="float" office:value="3">
            <text:p>3</text:p>
          </table:table-cell>
          <table:table-cell table:formula="of:=[.J6]*[.G6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dash</text:p>
          </table:table-cell>
          <table:table-cell office:value-type="string">
            <text:p>Display a dash icon</text:p>
          </table:table-cell>
          <table:table-cell office:value-type="float" office:value="2">
            <text:p>2</text:p>
          </table:table-cell>
          <table:table-cell office:value-type="string">
            <text:p>oik-con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];[Hours.A$3:.A$33];[Hours.C$3:.C$33])" office:value-type="float" office:value="7">
            <text:p>7</text:p>
          </table:table-cell>
          <table:table-cell table:formula="of:=[.I7]/7" office:value-type="float" office:value="1">
            <text:p>1</text:p>
          </table:table-cell>
          <table:table-cell table:formula="of:=[.J7]*[.G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field</text:p>
          </table:table-cell>
          <table:table-cell office:value-type="string">
            <text:p>Format custom fields without labels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];[Hours.A$3:.A$33];[Hours.C$3:.C$33])" office:value-type="float" office:value="7">
            <text:p>7</text:p>
          </table:table-cell>
          <table:table-cell table:formula="of:=[.I8]/7" office:value-type="float" office:value="1">
            <text:p>1</text:p>
          </table:table-cell>
          <table:table-cell table:formula="of:=[.J8]*[.G8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codes</text:p>
          </table:table-cell>
          <table:table-cell office:value-type="string">
            <text:p>Create links to related shortcodes</text:p>
          </table:table-cell>
          <table:table-cell office:value-type="float" office:value="4">
            <text:p>4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];[Hours.A$3:.A$33];[Hours.C$3:.C$33])" office:value-type="float" office:value="7">
            <text:p>7</text:p>
          </table:table-cell>
          <table:table-cell table:formula="of:=[.I9]/7" office:value-type="float" office:value="1">
            <text:p>1</text:p>
          </table:table-cell>
          <table:table-cell table:formula="of:=[.J9]*[.G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d</text:p>
          </table:table-cell>
          <table:table-cell office:value-type="string">
            <text:p>Format Markdown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];[Hours.A$3:.A$33];[Hours.C$3:.C$33])" office:value-type="float" office:value="7">
            <text:p>7</text:p>
          </table:table-cell>
          <table:table-cell table:formula="of:=[.I10]/7" office:value-type="float" office:value="1">
            <text:p>1</text:p>
          </table:table-cell>
          <table:table-cell table:formula="of:=[.J10]*[.G1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etag</text:p>
          </table:table-cell>
          <table:table-cell office:value-type="string">
            <text:p>End a tag started with [stag]</text:p>
          </table:table-cell>
          <table:table-cell office:value-type="float" office:value="1">
            <text:p>1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];[Hours.A$3:.A$33];[Hours.C$3:.C$33])" office:value-type="float" office:value="7">
            <text:p>7</text:p>
          </table:table-cell>
          <table:table-cell table:formula="of:=[.I11]/7" office:value-type="float" office:value="1">
            <text:p>1</text:p>
          </table:table-cell>
          <table:table-cell table:formula="of:=[.J11]*[.G1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ediv</text:p>
          </table:table-cell>
          <table:table-cell office:value-type="string">
            <text:p>Start and end a div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];[Hours.A$3:.A$33];[Hours.C$3:.C$33])" office:value-type="float" office:value="7">
            <text:p>7</text:p>
          </table:table-cell>
          <table:table-cell table:formula="of:=[.I12]/7" office:value-type="float" office:value="1">
            <text:p>1</text:p>
          </table:table-cell>
          <table:table-cell table:formula="of:=[.J12]*[.G12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stag</text:p>
          </table:table-cell>
          <table:table-cell office:value-type="string">
            <text:p>Start a tag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];[Hours.A$3:.A$33];[Hours.C$3:.C$33])" office:value-type="float" office:value="7">
            <text:p>7</text:p>
          </table:table-cell>
          <table:table-cell table:formula="of:=[.I13]/7" office:value-type="float" office:value="1">
            <text:p>1</text:p>
          </table:table-cell>
          <table:table-cell table:formula="of:=[.J13]*[.G1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</text:p>
          </table:table-cell>
          <table:table-cell office:value-type="string">
            <text:p>Expand to the logo for Bobbing Wi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];[Hours.A$3:.A$33];[Hours.C$3:.C$33])" office:value-type="float" office:value="7">
            <text:p>7</text:p>
          </table:table-cell>
          <table:table-cell table:formula="of:=[.I14]/7" office:value-type="float" office:value="1">
            <text:p>1</text:p>
          </table:table-cell>
          <table:table-cell table:formula="of:=[.J14]*[.G1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bbr</text:p>
          </table:table-cell>
          <table:table-cell office:value-type="string">
            <text:p>Format an abbreviati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];[Hours.A$3:.A$33];[Hours.C$3:.C$33])" office:value-type="float" office:value="7">
            <text:p>7</text:p>
          </table:table-cell>
          <table:table-cell table:formula="of:=[.I15]/7" office:value-type="float" office:value="1">
            <text:p>1</text:p>
          </table:table-cell>
          <table:table-cell table:formula="of:=[.J15]*[.G1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cronym</text:p>
          </table:table-cell>
          <table:table-cell office:value-type="string">
            <text:p>Format an ac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];[Hours.A$3:.A$33];[Hours.C$3:.C$33])" office:value-type="float" office:value="7">
            <text:p>7</text:p>
          </table:table-cell>
          <table:table-cell table:formula="of:=[.I16]/7" office:value-type="float" office:value="1">
            <text:p>1</text:p>
          </table:table-cell>
          <table:table-cell table:formula="of:=[.J16]*[.G1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ntact</text:p>
          </table:table-cell>
          <table:table-cell office:value-type="string">
            <text:p>Primary contact nam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7];[Hours.A$3:.A$33];[Hours.C$3:.C$33])" office:value-type="float" office:value="7">
            <text:p>7</text:p>
          </table:table-cell>
          <table:table-cell table:formula="of:=[.I17]/7" office:value-type="float" office:value="1">
            <text:p>1</text:p>
          </table:table-cell>
          <table:table-cell table:formula="of:=[.J17]*[.G1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contact_button</text:p>
          </table:table-cell>
          <table:table-cell office:value-type="string">
            <text:p>Contact form button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];[Hours.A$3:.A$33];[Hours.C$3:.C$33])" office:value-type="float" office:value="21">
            <text:p>21</text:p>
          </table:table-cell>
          <table:table-cell table:formula="of:=[.I18]/7" office:value-type="float" office:value="3">
            <text:p>3</text:p>
          </table:table-cell>
          <table:table-cell table:formula="of:=[.J18]*[.G1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unt</text:p>
          </table:table-cell>
          <table:table-cell office:value-type="string">
            <text:p>Count posts for the selected post typ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9];[Hours.A$3:.A$33];[Hours.C$3:.C$33])" office:value-type="float" office:value="7">
            <text:p>7</text:p>
          </table:table-cell>
          <table:table-cell table:formula="of:=[.I19]/7" office:value-type="float" office:value="1">
            <text:p>1</text:p>
          </table:table-cell>
          <table:table-cell table:formula="of:=[.J19]*[.G1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mail</text:p>
          </table:table-cell>
          <table:table-cell office:value-type="string">
            <text:p>Email primary contact (formal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0];[Hours.A$3:.A$33];[Hours.C$3:.C$33])" office:value-type="float" office:value="21">
            <text:p>21</text:p>
          </table:table-cell>
          <table:table-cell table:formula="of:=[.I20]/7" office:value-type="float" office:value="3">
            <text:p>3</text:p>
          </table:table-cell>
          <table:table-cell table:formula="of:=[.J20]*[.G2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facebook</text:p>
          </table:table-cell>
          <table:table-cell office:value-type="string">
            <text:p>Facebook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1];[Hours.A$3:.A$33];[Hours.C$3:.C$33])" office:value-type="float" office:value="7">
            <text:p>7</text:p>
          </table:table-cell>
          <table:table-cell table:formula="of:=[.I21]/7" office:value-type="float" office:value="1">
            <text:p>1</text:p>
          </table:table-cell>
          <table:table-cell table:formula="of:=[.J21]*[.G21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flickr</text:p>
          </table:table-cell>
          <table:table-cell office:value-type="string">
            <text:p>Flickr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2];[Hours.A$3:.A$33];[Hours.C$3:.C$33])" office:value-type="float" office:value="7">
            <text:p>7</text:p>
          </table:table-cell>
          <table:table-cell table:formula="of:=[.I22]/7" office:value-type="float" office:value="1">
            <text:p>1</text:p>
          </table:table-cell>
          <table:table-cell table:formula="of:=[.J22]*[.G2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oogle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3];[Hours.A$3:.A$33];[Hours.C$3:.C$33])" office:value-type="float" office:value="7">
            <text:p>7</text:p>
          </table:table-cell>
          <table:table-cell table:formula="of:=[.I23]/7" office:value-type="float" office:value="1">
            <text:p>1</text:p>
          </table:table-cell>
          <table:table-cell table:formula="of:=[.J23]*[.G2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oogle_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4];[Hours.A$3:.A$33];[Hours.C$3:.C$33])" office:value-type="float" office:value="7">
            <text:p>7</text:p>
          </table:table-cell>
          <table:table-cell table:formula="of:=[.I24]/7" office:value-type="float" office:value="1">
            <text:p>1</text:p>
          </table:table-cell>
          <table:table-cell table:formula="of:=[.J24]*[.G2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google-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5];[Hours.A$3:.A$33];[Hours.C$3:.C$33])" office:value-type="float" office:value="7">
            <text:p>7</text:p>
          </table:table-cell>
          <table:table-cell table:formula="of:=[.I25]/7" office:value-type="float" office:value="1">
            <text:p>1</text:p>
          </table:table-cell>
          <table:table-cell table:formula="of:=[.J25]*[.G2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google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6];[Hours.A$3:.A$33];[Hours.C$3:.C$33])" office:value-type="float" office:value="7">
            <text:p>7</text:p>
          </table:table-cell>
          <table:table-cell table:formula="of:=[.I26]/7" office:value-type="float" office:value="1">
            <text:p>1</text:p>
          </table:table-cell>
          <table:table-cell table:formula="of:=[.J26]*[.G2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instagram</text:p>
          </table:table-cell>
          <table:table-cell office:value-type="string">
            <text:p>Follow me on Instagra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7];[Hours.A$3:.A$33];[Hours.C$3:.C$33])" office:value-type="float" office:value="7">
            <text:p>7</text:p>
          </table:table-cell>
          <table:table-cell table:formula="of:=[.I27]/7" office:value-type="float" office:value="1">
            <text:p>1</text:p>
          </table:table-cell>
          <table:table-cell table:formula="of:=[.J27]*[.G2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link</text:p>
          </table:table-cell>
          <table:table-cell office:value-type="string">
            <text:p>Display a link to a post.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8];[Hours.A$3:.A$33];[Hours.C$3:.C$33])" office:value-type="float" office:value="21">
            <text:p>21</text:p>
          </table:table-cell>
          <table:table-cell table:formula="of:=[.I28]/7" office:value-type="float" office:value="3">
            <text:p>3</text:p>
          </table:table-cell>
          <table:table-cell table:formula="of:=[.J28]*[.G2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linkedin</text:p>
          </table:table-cell>
          <table:table-cell office:value-type="string">
            <text:p>Follow me on Linked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9];[Hours.A$3:.A$33];[Hours.C$3:.C$33])" office:value-type="float" office:value="7">
            <text:p>7</text:p>
          </table:table-cell>
          <table:table-cell table:formula="of:=[.I29]/7" office:value-type="float" office:value="1">
            <text:p>1</text:p>
          </table:table-cell>
          <table:table-cell table:formula="of:=[.J29]*[.G29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mailto</text:p>
          </table:table-cell>
          <table:table-cell office:value-type="string">
            <text:p>Mailto (inline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0];[Hours.A$3:.A$33];[Hours.C$3:.C$33])" office:value-type="float" office:value="21">
            <text:p>21</text:p>
          </table:table-cell>
          <table:table-cell table:formula="of:=[.I30]/7" office:value-type="float" office:value="3">
            <text:p>3</text:p>
          </table:table-cell>
          <table:table-cell table:formula="of:=[.J30]*[.G3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mob</text:p>
          </table:table-cell>
          <table:table-cell office:value-type="string">
            <text:p>Mobile 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1];[Hours.A$3:.A$33];[Hours.C$3:.C$33])" office:value-type="float" office:value="21">
            <text:p>21</text:p>
          </table:table-cell>
          <table:table-cell table:formula="of:=[.I31]/7" office:value-type="float" office:value="3">
            <text:p>3</text:p>
          </table:table-cell>
          <table:table-cell table:formula="of:=[.J31]*[.G3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parent</text:p>
          </table:table-cell>
          <table:table-cell office:value-type="string">
            <text:p>Display a link back to the parent pag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2];[Hours.A$3:.A$33];[Hours.C$3:.C$33])" office:value-type="float" office:value="7">
            <text:p>7</text:p>
          </table:table-cell>
          <table:table-cell table:formula="of:=[.I32]/7" office:value-type="float" office:value="1">
            <text:p>1</text:p>
          </table:table-cell>
          <table:table-cell table:formula="of:=[.J32]*[.G3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picasa</text:p>
          </table:table-cell>
          <table:table-cell office:value-type="string">
            <text:p>Follow me on Picasa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3];[Hours.A$3:.A$33];[Hours.C$3:.C$33])" office:value-type="float" office:value="7">
            <text:p>7</text:p>
          </table:table-cell>
          <table:table-cell table:formula="of:=[.I33]/7" office:value-type="float" office:value="1">
            <text:p>1</text:p>
          </table:table-cell>
          <table:table-cell table:formula="of:=[.J33]*[.G3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interest</text:p>
          </table:table-cell>
          <table:table-cell office:value-type="string">
            <text:p>Follow me on Pinterest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4];[Hours.A$3:.A$33];[Hours.C$3:.C$33])" office:value-type="float" office:value="7">
            <text:p>7</text:p>
          </table:table-cell>
          <table:table-cell table:formula="of:=[.I34]/7" office:value-type="float" office:value="1">
            <text:p>1</text:p>
          </table:table-cell>
          <table:table-cell table:formula="of:=[.J34]*[.G3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tel</text:p>
          </table:table-cell>
          <table:table-cell office:value-type="string">
            <text:p>Tele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5];[Hours.A$3:.A$33];[Hours.C$3:.C$33])" office:value-type="float" office:value="21">
            <text:p>21</text:p>
          </table:table-cell>
          <table:table-cell table:formula="of:=[.I35]/7" office:value-type="float" office:value="3">
            <text:p>3</text:p>
          </table:table-cell>
          <table:table-cell table:formula="of:=[.J35]*[.G35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twitter</text:p>
          </table:table-cell>
          <table:table-cell office:value-type="string">
            <text:p>Follow me on Twitter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6];[Hours.A$3:.A$33];[Hours.C$3:.C$33])" office:value-type="float" office:value="7">
            <text:p>7</text:p>
          </table:table-cell>
          <table:table-cell table:formula="of:=[.I36]/7" office:value-type="float" office:value="1">
            <text:p>1</text:p>
          </table:table-cell>
          <table:table-cell table:formula="of:=[.J36]*[.G36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youtube</text:p>
          </table:table-cell>
          <table:table-cell office:value-type="string">
            <text:p>Follow me on YouTub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7];[Hours.A$3:.A$33];[Hours.C$3:.C$33])" office:value-type="float" office:value="7">
            <text:p>7</text:p>
          </table:table-cell>
          <table:table-cell table:formula="of:=[.I37]/7" office:value-type="float" office:value="1">
            <text:p>1</text:p>
          </table:table-cell>
          <table:table-cell table:formula="of:=[.J37]*[.G3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lbw</text:p>
          </table:table-cell>
          <table:table-cell office:value-type="string">
            <text:p>Link to Bobbing Wide site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8];[Hours.A$3:.A$33];[Hours.C$3:.C$33])" office:value-type="float" office:value="7">
            <text:p>7</text:p>
          </table:table-cell>
          <table:table-cell table:formula="of:=[.I38]/7" office:value-type="float" office:value="1">
            <text:p>1</text:p>
          </table:table-cell>
          <table:table-cell table:formula="of:=[.J38]*[.G3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oik</text:p>
          </table:table-cell>
          <table:table-cell office:value-type="string">
            <text:p>Link to [oik]-plugin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9];[Hours.A$3:.A$33];[Hours.C$3:.C$33])" office:value-type="float" office:value="7">
            <text:p>7</text:p>
          </table:table-cell>
          <table:table-cell table:formula="of:=[.I39]/7" office:value-type="float" office:value="1">
            <text:p>1</text:p>
          </table:table-cell>
          <table:table-cell table:formula="of:=[.J39]*[.G3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IK</text:p>
          </table:table-cell>
          <table:table-cell office:value-type="string">
            <text:p>Spells out the &lt;span class="bw_oik"&gt;&lt;abbr <text:s/>title="OIK Information Kit"&gt;oik&lt;/abbr&gt;&lt;/span&gt; back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0];[Hours.A$3:.A$33];[Hours.C$3:.C$33])" office:value-type="float" office:value="7">
            <text:p>7</text:p>
          </table:table-cell>
          <table:table-cell table:formula="of:=[.I40]/7" office:value-type="float" office:value="1">
            <text:p>1</text:p>
          </table:table-cell>
          <table:table-cell table:formula="of:=[.J40]*[.G4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ik</text:p>
          </table:table-cell>
          <table:table-cell office:value-type="string">
            <text:p>Expand to the logo for oi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1];[Hours.A$3:.A$33];[Hours.C$3:.C$33])" office:value-type="float" office:value="7">
            <text:p>7</text:p>
          </table:table-cell>
          <table:table-cell table:formula="of:=[.I41]/7" office:value-type="float" office:value="1">
            <text:p>1</text:p>
          </table:table-cell>
          <table:table-cell table:formula="of:=[.J41]*[.G4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steer</text:p>
          </table:table-cell>
          <table:table-cell office:value-type="string">
            <text:p>Styled form of Artisteer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2];[Hours.A$3:.A$33];[Hours.C$3:.C$33])" office:value-type="float" office:value="7">
            <text:p>7</text:p>
          </table:table-cell>
          <table:table-cell table:formula="of:=[.I42]/7" office:value-type="float" office:value="1">
            <text:p>1</text:p>
          </table:table-cell>
          <table:table-cell table:formula="of:=[.J42]*[.G4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p</text:p>
          </table:table-cell>
          <table:table-cell office:value-type="string">
            <text:p>Styled form of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3];[Hours.A$3:.A$33];[Hours.C$3:.C$33])" office:value-type="float" office:value="7">
            <text:p>7</text:p>
          </table:table-cell>
          <table:table-cell table:formula="of:=[.I43]/7" office:value-type="float" office:value="1">
            <text:p>1</text:p>
          </table:table-cell>
          <table:table-cell table:formula="of:=[.J43]*[.G4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option</text:p>
          </table:table-cell>
          <table:table-cell office:value-type="string">
            <text:p>Display the value of an option field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4];[Hours.A$3:.A$33];[Hours.C$3:.C$33])" office:value-type="float" office:value="7">
            <text:p>7</text:p>
          </table:table-cell>
          <table:table-cell table:formula="of:=[.I44]/7" office:value-type="float" office:value="1">
            <text:p>1</text:p>
          </table:table-cell>
          <table:table-cell table:formula="of:=[.J44]*[.G4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age</text:p>
          </table:table-cell>
          <table:table-cell office:value-type="string">
            <text:p>Add page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5];[Hours.A$3:.A$33];[Hours.C$3:.C$33])" office:value-type="float" office:value="7">
            <text:p>7</text:p>
          </table:table-cell>
          <table:table-cell table:formula="of:=[.I45]/7" office:value-type="float" office:value="1">
            <text:p>1</text:p>
          </table:table-cell>
          <table:table-cell table:formula="of:=[.J45]*[.G4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ost</text:p>
          </table:table-cell>
          <table:table-cell office:value-type="string">
            <text:p>Add Post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6];[Hours.A$3:.A$33];[Hours.C$3:.C$33])" office:value-type="float" office:value="7">
            <text:p>7</text:p>
          </table:table-cell>
          <table:table-cell table:formula="of:=[.I46]/7" office:value-type="float" office:value="1">
            <text:p>1</text:p>
          </table:table-cell>
          <table:table-cell table:formula="of:=[.J46]*[.G4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ithub</text:p>
          </table:table-cell>
          <table:table-cell office:value-type="string">
            <text:p>Link to GitHub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7];[Hours.A$3:.A$33];[Hours.C$3:.C$33])" office:value-type="float" office:value="21">
            <text:p>21</text:p>
          </table:table-cell>
          <table:table-cell table:formula="of:=[.I47]/7" office:value-type="float" office:value="3">
            <text:p>3</text:p>
          </table:table-cell>
          <table:table-cell table:formula="of:=[.J47]*[.G4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lartisteer</text:p>
          </table:table-cell>
          <table:table-cell office:value-type="string">
            <text:p>Link to Artisteer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8];[Hours.A$3:.A$33];[Hours.C$3:.C$33])" office:value-type="float" office:value="7">
            <text:p>7</text:p>
          </table:table-cell>
          <table:table-cell table:formula="of:=[.I48]/7" office:value-type="float" office:value="1">
            <text:p>1</text:p>
          </table:table-cell>
          <table:table-cell table:formula="of:=[.J48]*[.G4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bp</text:p>
          </table:table-cell>
          <table:table-cell office:value-type="string">
            <text:p>Link to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9];[Hours.A$3:.A$33];[Hours.C$3:.C$33])" office:value-type="float" office:value="7">
            <text:p>7</text:p>
          </table:table-cell>
          <table:table-cell table:formula="of:=[.I49]/7" office:value-type="float" office:value="1">
            <text:p>1</text:p>
          </table:table-cell>
          <table:table-cell table:formula="of:=[.J49]*[.G4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drupal</text:p>
          </table:table-cell>
          <table:table-cell office:value-type="string">
            <text:p>Link to drupal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0];[Hours.A$3:.A$33];[Hours.C$3:.C$33])" office:value-type="float" office:value="7">
            <text:p>7</text:p>
          </table:table-cell>
          <table:table-cell table:formula="of:=[.I50]/7" office:value-type="float" office:value="1">
            <text:p>1</text:p>
          </table:table-cell>
          <table:table-cell table:formula="of:=[.J50]*[.G5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wp</text:p>
          </table:table-cell>
          <table:table-cell office:value-type="string">
            <text:p>Link to WordPress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1];[Hours.A$3:.A$33];[Hours.C$3:.C$33])" office:value-type="float" office:value="7">
            <text:p>7</text:p>
          </table:table-cell>
          <table:table-cell table:formula="of:=[.I51]/7" office:value-type="float" office:value="1">
            <text:p>1</text:p>
          </table:table-cell>
          <table:table-cell table:formula="of:=[.J51]*[.G5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wpms</text:p>
          </table:table-cell>
          <table:table-cell office:value-type="string">
            <text:p>Link to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2];[Hours.A$3:.A$33];[Hours.C$3:.C$33])" office:value-type="float" office:value="7">
            <text:p>7</text:p>
          </table:table-cell>
          <table:table-cell table:formula="of:=[.I52]/7" office:value-type="float" office:value="1">
            <text:p>1</text:p>
          </table:table-cell>
          <table:table-cell table:formula="of:=[.J52]*[.G5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wp</text:p>
          </table:table-cell>
          <table:table-cell office:value-type="string">
            <text:p>Display a styled form of WordPress.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3];[Hours.A$3:.A$33];[Hours.C$3:.C$33])" office:value-type="float" office:value="7">
            <text:p>7</text:p>
          </table:table-cell>
          <table:table-cell table:formula="of:=[.I53]/7" office:value-type="float" office:value="1">
            <text:p>1</text:p>
          </table:table-cell>
          <table:table-cell table:formula="of:=[.J53]*[.G5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wpms</text:p>
          </table:table-cell>
          <table:table-cell office:value-type="string">
            <text:p>Styled form of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4];[Hours.A$3:.A$33];[Hours.C$3:.C$33])" office:value-type="float" office:value="7">
            <text:p>7</text:p>
          </table:table-cell>
          <table:table-cell table:formula="of:=[.I54]/7" office:value-type="float" office:value="1">
            <text:p>1</text:p>
          </table:table-cell>
          <table:table-cell table:formula="of:=[.J54]*[.G5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pi</text:p>
          </table:table-cell>
          <table:table-cell office:value-type="string">
            <text:p>Simple API link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5];[Hours.A$3:.A$33];[Hours.C$3:.C$33])" office:value-type="float" office:value="7">
            <text:p>7</text:p>
          </table:table-cell>
          <table:table-cell table:formula="of:=[.I55]/7" office:value-type="float" office:value="1">
            <text:p>1</text:p>
          </table:table-cell>
          <table:table-cell table:formula="of:=[.J55]*[.G55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cookies</text:p>
          </table:table-cell>
          <table:table-cell office:value-type="string">
            <text:p>Display table of cookies</text:p>
          </table:table-cell>
          <table:table-cell office:value-type="float" office:value="4">
            <text:p>4</text:p>
          </table:table-cell>
          <table:table-cell office:value-type="string">
            <text:p>Cookie-cat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6];[Hours.A$3:.A$33];[Hours.C$3:.C$33])" office:value-type="float" office:value="7">
            <text:p>7</text:p>
          </table:table-cell>
          <table:table-cell table:formula="of:=[.I56]/7" office:value-type="float" office:value="1">
            <text:p>1</text:p>
          </table:table-cell>
          <table:table-cell table:formula="of:=[.J56]*[.G5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9608">
            <text:p>29608</text:p>
          </table:table-cell>
          <table:table-cell office:value-type="string">
            <text:p>trac_29608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7];[Hours.A$3:.A$33];[Hours.C$3:.C$33])" office:value-type="float" office:value="7">
            <text:p>7</text:p>
          </table:table-cell>
          <table:table-cell table:formula="of:=[.I57]/7" office:value-type="float" office:value="1">
            <text:p>1</text:p>
          </table:table-cell>
          <table:table-cell table:formula="of:=[.J57]*[.G5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pyright</text:p>
          </table:table-cell>
          <table:table-cell office:value-type="string">
            <text:p>Format a Copyright statement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8];[Hours.A$3:.A$33];[Hours.C$3:.C$33])" office:value-type="float" office:value="21">
            <text:p>21</text:p>
          </table:table-cell>
          <table:table-cell table:formula="of:=[.I58]/7" office:value-type="float" office:value="3">
            <text:p>3</text:p>
          </table:table-cell>
          <table:table-cell table:formula="of:=[.J58]*[.G58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email_signature</text:p>
          </table:table-cell>
          <table:table-cell office:value-type="string">
            <text:p>Format the email signatur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9];[Hours.A$3:.A$33];[Hours.C$3:.C$33])" office:value-type="float" office:value="7">
            <text:p>7</text:p>
          </table:table-cell>
          <table:table-cell table:formula="of:=[.I59]/7" office:value-type="float" office:value="1">
            <text:p>1</text:p>
          </table:table-cell>
          <table:table-cell table:formula="of:=[.J59]*[.G5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qv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0];[Hours.A$3:.A$33];[Hours.C$3:.C$33])" office:value-type="float" office:value="7">
            <text:p>7</text:p>
          </table:table-cell>
          <table:table-cell table:formula="of:=[.I60]/7" office:value-type="float" office:value="1">
            <text:p>1</text:p>
          </table:table-cell>
          <table:table-cell table:formula="of:=[.J60]*[.G6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1];[Hours.A$3:.A$33];[Hours.C$3:.C$33])" office:value-type="float" office:value="7">
            <text:p>7</text:p>
          </table:table-cell>
          <table:table-cell table:formula="of:=[.I61]/7" office:value-type="float" office:value="1">
            <text:p>1</text:p>
          </table:table-cell>
          <table:table-cell table:formula="of:=[.J61]*[.G6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lear</text:p>
          </table:table-cell>
          <table:table-cell office:value-type="string">
            <text:p>Clear divs 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2];[Hours.A$3:.A$33];[Hours.C$3:.C$33])" office:value-type="float" office:value="7">
            <text:p>7</text:p>
          </table:table-cell>
          <table:table-cell table:formula="of:=[.I62]/7" office:value-type="float" office:value="1">
            <text:p>1</text:p>
          </table:table-cell>
          <table:table-cell table:formula="of:=[.J62]*[.G6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v</text:p>
          </table:table-cell>
          <table:table-cell office:value-type="string">
            <text:p>start a &amp;lt;div&amp;gt; tag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3];[Hours.A$3:.A$33];[Hours.C$3:.C$33])" office:value-type="float" office:value="7">
            <text:p>7</text:p>
          </table:table-cell>
          <table:table-cell table:formula="of:=[.I63]/7" office:value-type="float" office:value="1">
            <text:p>1</text:p>
          </table:table-cell>
          <table:table-cell table:formula="of:=[.J63]*[.G6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mptag</text:p>
          </table:table-cell>
          <table:table-cell office:value-type="string">
            <text:p>trac_29608_shortcode_dumptag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4];[Hours.A$3:.A$33];[Hours.C$3:.C$33])" office:value-type="float" office:value="7">
            <text:p>7</text:p>
          </table:table-cell>
          <table:table-cell table:formula="of:=[.I64]/7" office:value-type="float" office:value="1">
            <text:p>1</text:p>
          </table:table-cell>
          <table:table-cell table:formula="of:=[.J64]*[.G6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ediv</text:p>
          </table:table-cell>
          <table:table-cell office:value-type="string">
            <text:p>end a &amp;lt;div&amp;gt; with &amp;lt;/div&amp;gt;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5];[Hours.A$3:.A$33];[Hours.C$3:.C$33])" office:value-type="float" office:value="7">
            <text:p>7</text:p>
          </table:table-cell>
          <table:table-cell table:formula="of:=[.I65]/7" office:value-type="float" office:value="1">
            <text:p>1</text:p>
          </table:table-cell>
          <table:table-cell table:formula="of:=[.J65]*[.G65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embed</text:p>
          </table:table-cell>
          <table:table-cell office:value-type="string">
            <text:p>Embed media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6];[Hours.A$3:.A$33];[Hours.C$3:.C$33])" office:value-type="float" office:value="7">
            <text:p>7</text:p>
          </table:table-cell>
          <table:table-cell table:formula="of:=[.I66]/7" office:value-type="float" office:value="1">
            <text:p>1</text:p>
          </table:table-cell>
          <table:table-cell table:formula="of:=[.J66]*[.G6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home_link</text:p>
          </table:table-cell>
          <table:table-cell office:value-type="string">
            <text:p>genesis_footer_home_link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7];[Hours.A$3:.A$33];[Hours.C$3:.C$33])" office:value-type="float" office:value="7">
            <text:p>7</text:p>
          </table:table-cell>
          <table:table-cell table:formula="of:=[.I67]/7" office:value-type="float" office:value="1">
            <text:p>1</text:p>
          </table:table-cell>
          <table:table-cell table:formula="of:=[.J67]*[.G6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site_title</text:p>
          </table:table-cell>
          <table:table-cell office:value-type="string">
            <text:p>genesis_footer_site_title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8];[Hours.A$3:.A$33];[Hours.C$3:.C$33])" office:value-type="float" office:value="7">
            <text:p>7</text:p>
          </table:table-cell>
          <table:table-cell table:formula="of:=[.I68]/7" office:value-type="float" office:value="1">
            <text:p>1</text:p>
          </table:table-cell>
          <table:table-cell table:formula="of:=[.J68]*[.G68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gallery</text:p>
          </table:table-cell>
          <table:table-cell office:value-type="string">
            <text:p>Display the attached images in a gallery</text:p>
          </table:table-cell>
          <table:table-cell office:value-type="float" office:value="10">
            <text:p>1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9];[Hours.A$3:.A$33];[Hours.C$3:.C$33])" office:value-type="float" office:value="21">
            <text:p>21</text:p>
          </table:table-cell>
          <table:table-cell table:formula="of:=[.I69]/7" office:value-type="float" office:value="3">
            <text:p>3</text:p>
          </table:table-cell>
          <table:table-cell table:formula="of:=[.J69]*[.G6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gslideshow</text:p>
          </table:table-cell>
          <table:table-cell office:value-type="string">
            <text:p>NextGen gallery slideshow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0];[Hours.A$3:.A$33];[Hours.C$3:.C$33])" office:value-type="float" office:value="7">
            <text:p>7</text:p>
          </table:table-cell>
          <table:table-cell table:formula="of:=[.I70]/7" office:value-type="float" office:value="1">
            <text:p>1</text:p>
          </table:table-cell>
          <table:table-cell table:formula="of:=[.J70]*[.G7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noautop</text:p>
          </table:table-cell>
          <table:table-cell office:value-type="string">
            <text:p>trac_29608_noautop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1];[Hours.A$3:.A$33];[Hours.C$3:.C$33])" office:value-type="float" office:value="7">
            <text:p>7</text:p>
          </table:table-cell>
          <table:table-cell table:formula="of:=[.I71]/7" office:value-type="float" office:value="1">
            <text:p>1</text:p>
          </table:table-cell>
          <table:table-cell table:formula="of:=[.J71]*[.G7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aragraph</text:p>
          </table:table-cell>
          <table:table-cell office:value-type="string">
            <text:p>trac_29608_shortcode_paragraph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2];[Hours.A$3:.A$33];[Hours.C$3:.C$33])" office:value-type="float" office:value="7">
            <text:p>7</text:p>
          </table:table-cell>
          <table:table-cell table:formula="of:=[.I72]/7" office:value-type="float" office:value="1">
            <text:p>1</text:p>
          </table:table-cell>
          <table:table-cell table:formula="of:=[.J72]*[.G72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laylist</text:p>
          </table:table-cell>
          <table:table-cell office:value-type="string">
            <text:p>Playlist</text:p>
          </table:table-cell>
          <table:table-cell office:value-type="float" office:value="12">
            <text:p>1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3];[Hours.A$3:.A$33];[Hours.C$3:.C$33])" office:value-type="float" office:value="21">
            <text:p>21</text:p>
          </table:table-cell>
          <table:table-cell table:formula="of:=[.I73]/7" office:value-type="float" office:value="3">
            <text:p>3</text:p>
          </table:table-cell>
          <table:table-cell table:formula="of:=[.J73]*[.G7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div</text:p>
          </table:table-cell>
          <table:table-cell office:value-type="string">
            <text:p>Start a div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4];[Hours.A$3:.A$33];[Hours.C$3:.C$33])" office:value-type="float" office:value="7">
            <text:p>7</text:p>
          </table:table-cell>
          <table:table-cell table:formula="of:=[.I74]/7" office:value-type="float" office:value="1">
            <text:p>1</text:p>
          </table:table-cell>
          <table:table-cell table:formula="of:=[.J74]*[.G74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video</text:p>
          </table:table-cell>
          <table:table-cell office:value-type="string">
            <text:p>Embed video files</text:p>
          </table:table-cell>
          <table:table-cell office:value-type="float" office:value="7">
            <text:p>7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5];[Hours.A$3:.A$33];[Hours.C$3:.C$33])" office:value-type="float" office:value="21">
            <text:p>21</text:p>
          </table:table-cell>
          <table:table-cell table:formula="of:=[.I75]/7" office:value-type="float" office:value="3">
            <text:p>3</text:p>
          </table:table-cell>
          <table:table-cell table:formula="of:=[.J75]*[.G7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wp_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6];[Hours.A$3:.A$33];[Hours.C$3:.C$33])" office:value-type="float" office:value="7">
            <text:p>7</text:p>
          </table:table-cell>
          <table:table-cell table:formula="of:=[.I76]/7" office:value-type="float" office:value="1">
            <text:p>1</text:p>
          </table:table-cell>
          <table:table-cell table:formula="of:=[.J76]*[.G7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ccordion</text:p>
          </table:table-cell>
          <table:table-cell office:value-type="string">
            <text:p>Display posts in an accordion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7];[Hours.A$3:.A$33];[Hours.C$3:.C$33])" office:value-type="float" office:value="42">
            <text:p>42</text:p>
          </table:table-cell>
          <table:table-cell table:formula="of:=[.I77]/7" office:value-type="float" office:value="6">
            <text:p>6</text:p>
          </table:table-cell>
          <table:table-cell table:formula="of:=[.J77]*[.G77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address</text:p>
          </table:table-cell>
          <table:table-cell office:value-type="string">
            <text:p>Display the addres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8];[Hours.A$3:.A$33];[Hours.C$3:.C$33])" office:value-type="float" office:value="7">
            <text:p>7</text:p>
          </table:table-cell>
          <table:table-cell table:formula="of:=[.I78]/7" office:value-type="float" office:value="1">
            <text:p>1</text:p>
          </table:table-cell>
          <table:table-cell table:formula="of:=[.J78]*[.G78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alt_slogan</text:p>
          </table:table-cell>
          <table:table-cell office:value-type="string">
            <text:p>Alternative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9];[Hours.A$3:.A$33];[Hours.C$3:.C$33])" office:value-type="float" office:value="7">
            <text:p>7</text:p>
          </table:table-cell>
          <table:table-cell table:formula="of:=[.I79]/7" office:value-type="float" office:value="1">
            <text:p>1</text:p>
          </table:table-cell>
          <table:table-cell table:formula="of:=[.J79]*[.G7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ttachments</text:p>
          </table:table-cell>
          <table:table-cell office:value-type="string">
            <text:p>List attachments with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0];[Hours.A$3:.A$33];[Hours.C$3:.C$33])" office:value-type="float" office:value="42">
            <text:p>42</text:p>
          </table:table-cell>
          <table:table-cell table:formula="of:=[.I80]/7" office:value-type="float" office:value="6">
            <text:p>6</text:p>
          </table:table-cell>
          <table:table-cell table:formula="of:=[.J80]*[.G80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block</text:p>
          </table:table-cell>
          <table:table-cell office:value-type="string">
            <text:p>Format an Artisteer block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1];[Hours.A$3:.A$33];[Hours.C$3:.C$33])" office:value-type="float" office:value="21">
            <text:p>21</text:p>
          </table:table-cell>
          <table:table-cell table:formula="of:=[.I81]/7" office:value-type="float" office:value="3">
            <text:p>3</text:p>
          </table:table-cell>
          <table:table-cell table:formula="of:=[.J81]*[.G8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lockquote</text:p>
          </table:table-cell>
          <table:table-cell office:value-type="string">
            <text:p>Format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2];[Hours.A$3:.A$33];[Hours.C$3:.C$33])" office:value-type="float" office:value="7">
            <text:p>7</text:p>
          </table:table-cell>
          <table:table-cell table:formula="of:=[.I82]/7" office:value-type="float" office:value="1">
            <text:p>1</text:p>
          </table:table-cell>
          <table:table-cell table:formula="of:=[.J82]*[.G8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ookmarks</text:p>
          </table:table-cell>
          <table:table-cell office:value-type="string">
            <text:p>List bookmarks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3];[Hours.A$3:.A$33];[Hours.C$3:.C$33])" office:value-type="float" office:value="7">
            <text:p>7</text:p>
          </table:table-cell>
          <table:table-cell table:formula="of:=[.I83]/7" office:value-type="float" office:value="1">
            <text:p>1</text:p>
          </table:table-cell>
          <table:table-cell table:formula="of:=[.J83]*[.G8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usiness</text:p>
          </table:table-cell>
          <table:table-cell office:value-type="string">
            <text:p>Display your Business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4];[Hours.A$3:.A$33];[Hours.C$3:.C$33])" office:value-type="float" office:value="7">
            <text:p>7</text:p>
          </table:table-cell>
          <table:table-cell table:formula="of:=[.I84]/7" office:value-type="float" office:value="1">
            <text:p>1</text:p>
          </table:table-cell>
          <table:table-cell table:formula="of:=[.J84]*[.G8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button</text:p>
          </table:table-cell>
          <table:table-cell office:value-type="string">
            <text:p>Show a link as a button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5];[Hours.A$3:.A$33];[Hours.C$3:.C$33])" office:value-type="float" office:value="7">
            <text:p>7</text:p>
          </table:table-cell>
          <table:table-cell table:formula="of:=[.I85]/7" office:value-type="float" office:value="1">
            <text:p>1</text:p>
          </table:table-cell>
          <table:table-cell table:formula="of:=[.J85]*[.G8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ite</text:p>
          </table:table-cell>
          <table:table-cell office:value-type="string">
            <text:p>Cite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6];[Hours.A$3:.A$33];[Hours.C$3:.C$33])" office:value-type="float" office:value="7">
            <text:p>7</text:p>
          </table:table-cell>
          <table:table-cell table:formula="of:=[.I86]/7" office:value-type="float" office:value="1">
            <text:p>1</text:p>
          </table:table-cell>
          <table:table-cell table:formula="of:=[.J86]*[.G8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de</text:p>
          </table:table-cell>
          <table:table-cell office:value-type="string">
            <text:p>Display the help and syntax for a shortcode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7];[Hours.A$3:.A$33];[Hours.C$3:.C$33])" office:value-type="float" office:value="21">
            <text:p>21</text:p>
          </table:table-cell>
          <table:table-cell table:formula="of:=[.I87]/7" office:value-type="float" office:value="3">
            <text:p>3</text:p>
          </table:table-cell>
          <table:table-cell table:formula="of:=[.J87]*[.G8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codes</text:p>
          </table:table-cell>
          <table:table-cell office:value-type="string">
            <text:p>Display the currently available shortcodes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8];[Hours.A$3:.A$33];[Hours.C$3:.C$33])" office:value-type="float" office:value="7">
            <text:p>7</text:p>
          </table:table-cell>
          <table:table-cell table:formula="of:=[.I88]/7" office:value-type="float" office:value="1">
            <text:p>1</text:p>
          </table:table-cell>
          <table:table-cell table:formula="of:=[.J88]*[.G8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ompany</text:p>
          </table:table-cell>
          <table:table-cell office:value-type="string">
            <text:p>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9];[Hours.A$3:.A$33];[Hours.C$3:.C$33])" office:value-type="float" office:value="7">
            <text:p>7</text:p>
          </table:table-cell>
          <table:table-cell table:formula="of:=[.I89]/7" office:value-type="float" office:value="1">
            <text:p>1</text:p>
          </table:table-cell>
          <table:table-cell table:formula="of:=[.J89]*[.G89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contact_form</text:p>
          </table:table-cell>
          <table:table-cell office:value-type="string">
            <text:p>Display a contact form for the specific us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0];[Hours.A$3:.A$33];[Hours.C$3:.C$33])" office:value-type="float" office:value="21">
            <text:p>21</text:p>
          </table:table-cell>
          <table:table-cell table:formula="of:=[.I90]/7" office:value-type="float" office:value="3">
            <text:p>3</text:p>
          </table:table-cell>
          <table:table-cell table:formula="of:=[.J90]*[.G9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countdown</text:p>
          </table:table-cell>
          <table:table-cell office:value-type="string">
            <text:p>Countdown tim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1];[Hours.A$3:.A$33];[Hours.C$3:.C$33])" office:value-type="float" office:value="21">
            <text:p>21</text:p>
          </table:table-cell>
          <table:table-cell table:formula="of:=[.I91]/7" office:value-type="float" office:value="3">
            <text:p>3</text:p>
          </table:table-cell>
          <table:table-cell table:formula="of:=[.J91]*[.G9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cycle</text:p>
          </table:table-cell>
          <table:table-cell office:value-type="string">
            <text:p>Display pages using jQuery cycle</text:p>
          </table:table-cell>
          <table:table-cell office:value-type="float" office:value="23">
            <text:p>2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2];[Hours.A$3:.A$33];[Hours.C$3:.C$33])" office:value-type="float" office:value="42">
            <text:p>42</text:p>
          </table:table-cell>
          <table:table-cell table:formula="of:=[.I92]/7" office:value-type="float" office:value="6">
            <text:p>6</text:p>
          </table:table-cell>
          <table:table-cell table:formula="of:=[.J92]*[.G92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directions</text:p>
          </table:table-cell>
          <table:table-cell office:value-type="string">
            <text:p>Display a 'Google directions' button.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3];[Hours.A$3:.A$33];[Hours.C$3:.C$33])" office:value-type="float" office:value="7">
            <text:p>7</text:p>
          </table:table-cell>
          <table:table-cell table:formula="of:=[.I93]/7" office:value-type="float" office:value="1">
            <text:p>1</text:p>
          </table:table-cell>
          <table:table-cell table:formula="of:=[.J93]*[.G9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domain</text:p>
          </table:table-cell>
          <table:table-cell office:value-type="string">
            <text:p>Display the domain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4];[Hours.A$3:.A$33];[Hours.C$3:.C$33])" office:value-type="float" office:value="7">
            <text:p>7</text:p>
          </table:table-cell>
          <table:table-cell table:formula="of:=[.I94]/7" office:value-type="float" office:value="1">
            <text:p>1</text:p>
          </table:table-cell>
          <table:table-cell table:formula="of:=[.J94]*[.G9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block</text:p>
          </table:table-cell>
          <table:table-cell office:value-type="string">
            <text:p>end a [bw_block]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5];[Hours.A$3:.A$33];[Hours.C$3:.C$33])" office:value-type="float" office:value="7">
            <text:p>7</text:p>
          </table:table-cell>
          <table:table-cell table:formula="of:=[.I95]/7" office:value-type="float" office:value="1">
            <text:p>1</text:p>
          </table:table-cell>
          <table:table-cell table:formula="of:=[.J95]*[.G9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ditcss</text:p>
          </table:table-cell>
          <table:table-cell office:value-type="string">
            <text:p>Edit Custom CSS file butt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6];[Hours.A$3:.A$33];[Hours.C$3:.C$33])" office:value-type="float" office:value="7">
            <text:p>7</text:p>
          </table:table-cell>
          <table:table-cell table:formula="of:=[.I96]/7" office:value-type="float" office:value="1">
            <text:p>1</text:p>
          </table:table-cell>
          <table:table-cell table:formula="of:=[.J96]*[.G9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emergency</text:p>
          </table:table-cell>
          <table:table-cell office:value-type="string">
            <text:p>Emergency telephone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7];[Hours.A$3:.A$33];[Hours.C$3:.C$33])" office:value-type="float" office:value="21">
            <text:p>21</text:p>
          </table:table-cell>
          <table:table-cell table:formula="of:=[.I97]/7" office:value-type="float" office:value="3">
            <text:p>3</text:p>
          </table:table-cell>
          <table:table-cell table:formula="of:=[.J97]*[.G9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fax</text:p>
          </table:table-cell>
          <table:table-cell office:value-type="string">
            <text:p>Fax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8];[Hours.A$3:.A$33];[Hours.C$3:.C$33])" office:value-type="float" office:value="21">
            <text:p>21</text:p>
          </table:table-cell>
          <table:table-cell table:formula="of:=[.I98]/7" office:value-type="float" office:value="3">
            <text:p>3</text:p>
          </table:table-cell>
          <table:table-cell table:formula="of:=[.J98]*[.G98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follow_me</text:p>
          </table:table-cell>
          <table:table-cell office:value-type="string">
            <text:p>Display defined social media follow me link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9];[Hours.A$3:.A$33];[Hours.C$3:.C$33])" office:value-type="float" office:value="7">
            <text:p>7</text:p>
          </table:table-cell>
          <table:table-cell table:formula="of:=[.I99]/7" office:value-type="float" office:value="1">
            <text:p>1</text:p>
          </table:table-cell>
          <table:table-cell table:formula="of:=[.J99]*[.G99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formal</text:p>
          </table:table-cell>
          <table:table-cell office:value-type="string">
            <text:p>Formal 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0];[Hours.A$3:.A$33];[Hours.C$3:.C$33])" office:value-type="float" office:value="7">
            <text:p>7</text:p>
          </table:table-cell>
          <table:table-cell table:formula="of:=[.I100]/7" office:value-type="float" office:value="1">
            <text:p>1</text:p>
          </table:table-cell>
          <table:table-cell table:formula="of:=[.J100]*[.G10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eo</text:p>
          </table:table-cell>
          <table:table-cell office:value-type="string">
            <text:p>Latitude and Longitu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1];[Hours.A$3:.A$33];[Hours.C$3:.C$33])" office:value-type="float" office:value="7">
            <text:p>7</text:p>
          </table:table-cell>
          <table:table-cell table:formula="of:=[.I101]/7" office:value-type="float" office:value="1">
            <text:p>1</text:p>
          </table:table-cell>
          <table:table-cell table:formula="of:=[.J101]*[.G10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iframe</text:p>
          </table:table-cell>
          <table:table-cell office:value-type="string">
            <text:p>Embed a page in an iframe</text:p>
          </table:table-cell>
          <table:table-cell office:value-type="float" office:value="9">
            <text:p>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2];[Hours.A$3:.A$33];[Hours.C$3:.C$33])" office:value-type="float" office:value="21">
            <text:p>21</text:p>
          </table:table-cell>
          <table:table-cell table:formula="of:=[.I102]/7" office:value-type="float" office:value="3">
            <text:p>3</text:p>
          </table:table-cell>
          <table:table-cell table:formula="of:=[.J102]*[.G10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images</text:p>
          </table:table-cell>
          <table:table-cell office:value-type="string">
            <text:p>Display attached image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3];[Hours.A$3:.A$33];[Hours.C$3:.C$33])" office:value-type="float" office:value="42">
            <text:p>42</text:p>
          </table:table-cell>
          <table:table-cell table:formula="of:=[.I103]/7" office:value-type="float" office:value="6">
            <text:p>6</text:p>
          </table:table-cell>
          <table:table-cell table:formula="of:=[.J103]*[.G103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jq</text:p>
          </table:table-cell>
          <table:table-cell office:value-type="string">
            <text:p>Perform a jQuery method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4];[Hours.A$3:.A$33];[Hours.C$3:.C$33])" office:value-type="float" office:value="21">
            <text:p>21</text:p>
          </table:table-cell>
          <table:table-cell table:formula="of:=[.I104]/7" office:value-type="float" office:value="3">
            <text:p>3</text:p>
          </table:table-cell>
          <table:table-cell table:formula="of:=[.J104]*[.G10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list</text:p>
          </table:table-cell>
          <table:table-cell office:value-type="string">
            <text:p>Simple list of pages/posts or custom post typ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5];[Hours.A$3:.A$33];[Hours.C$3:.C$33])" office:value-type="float" office:value="42">
            <text:p>42</text:p>
          </table:table-cell>
          <table:table-cell table:formula="of:=[.I105]/7" office:value-type="float" office:value="6">
            <text:p>6</text:p>
          </table:table-cell>
          <table:table-cell table:formula="of:=[.J105]*[.G105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login</text:p>
          </table:table-cell>
          <table:table-cell office:value-type="string">
            <text:p>Display the login form or protected content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6];[Hours.A$3:.A$33];[Hours.C$3:.C$33])" office:value-type="float" office:value="7">
            <text:p>7</text:p>
          </table:table-cell>
          <table:table-cell table:formula="of:=[.I106]/7" office:value-type="float" office:value="1">
            <text:p>1</text:p>
          </table:table-cell>
          <table:table-cell table:formula="of:=[.J106]*[.G106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logo</text:p>
          </table:table-cell>
          <table:table-cell office:value-type="string">
            <text:p>Display the company logo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7];[Hours.A$3:.A$33];[Hours.C$3:.C$33])" office:value-type="float" office:value="7">
            <text:p>7</text:p>
          </table:table-cell>
          <table:table-cell table:formula="of:=[.I107]/7" office:value-type="float" office:value="1">
            <text:p>1</text:p>
          </table:table-cell>
          <table:table-cell table:formula="of:=[.J107]*[.G10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mobile</text:p>
          </table:table-cell>
          <table:table-cell office:value-type="string">
            <text:p>Mobile 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8];[Hours.A$3:.A$33];[Hours.C$3:.C$33])" office:value-type="float" office:value="21">
            <text:p>21</text:p>
          </table:table-cell>
          <table:table-cell table:formula="of:=[.I108]/7" office:value-type="float" office:value="3">
            <text:p>3</text:p>
          </table:table-cell>
          <table:table-cell table:formula="of:=[.J108]*[.G108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navi</text:p>
          </table:table-cell>
          <table:table-cell office:value-type="string">
            <text:p>Simple paginated list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9];[Hours.A$3:.A$33];[Hours.C$3:.C$33])" office:value-type="float" office:value="42">
            <text:p>42</text:p>
          </table:table-cell>
          <table:table-cell table:formula="of:=[.I109]/7" office:value-type="float" office:value="6">
            <text:p>6</text:p>
          </table:table-cell>
          <table:table-cell table:formula="of:=[.J109]*[.G109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ages</text:p>
          </table:table-cell>
          <table:table-cell office:value-type="string">
            <text:p>Display page thumbnails and excerpts as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0];[Hours.A$3:.A$33];[Hours.C$3:.C$33])" office:value-type="float" office:value="42">
            <text:p>42</text:p>
          </table:table-cell>
          <table:table-cell table:formula="of:=[.I110]/7" office:value-type="float" office:value="6">
            <text:p>6</text:p>
          </table:table-cell>
          <table:table-cell table:formula="of:=[.J110]*[.G110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df</text:p>
          </table:table-cell>
          <table:table-cell office:value-type="string">
            <text:p>Display attached PDF fil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1];[Hours.A$3:.A$33];[Hours.C$3:.C$33])" office:value-type="float" office:value="42">
            <text:p>42</text:p>
          </table:table-cell>
          <table:table-cell table:formula="of:=[.I111]/7" office:value-type="float" office:value="6">
            <text:p>6</text:p>
          </table:table-cell>
          <table:table-cell table:formula="of:=[.J111]*[.G111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ortfolio</text:p>
          </table:table-cell>
          <table:table-cell office:value-type="string">
            <text:p>Display matched portfolio file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2];[Hours.A$3:.A$33];[Hours.C$3:.C$33])" office:value-type="float" office:value="42">
            <text:p>42</text:p>
          </table:table-cell>
          <table:table-cell table:formula="of:=[.I112]/7" office:value-type="float" office:value="6">
            <text:p>6</text:p>
          </table:table-cell>
          <table:table-cell table:formula="of:=[.J112]*[.G112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osts</text:p>
          </table:table-cell>
          <table:table-cell office:value-type="string">
            <text:p>Display post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3];[Hours.A$3:.A$33];[Hours.C$3:.C$33])" office:value-type="float" office:value="42">
            <text:p>42</text:p>
          </table:table-cell>
          <table:table-cell table:formula="of:=[.I113]/7" office:value-type="float" office:value="6">
            <text:p>6</text:p>
          </table:table-cell>
          <table:table-cell table:formula="of:=[.J113]*[.G113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power</text:p>
          </table:table-cell>
          <table:table-cell office:value-type="string">
            <text:p>Powered by WordPres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4];[Hours.A$3:.A$33];[Hours.C$3:.C$33])" office:value-type="float" office:value="7">
            <text:p>7</text:p>
          </table:table-cell>
          <table:table-cell table:formula="of:=[.I114]/7" office:value-type="float" office:value="1">
            <text:p>1</text:p>
          </table:table-cell>
          <table:table-cell table:formula="of:=[.J114]*[.G11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qrcode</text:p>
          </table:table-cell>
          <table:table-cell office:value-type="string">
            <text:p>Display an uploaded QR code image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5];[Hours.A$3:.A$33];[Hours.C$3:.C$33])" office:value-type="float" office:value="7">
            <text:p>7</text:p>
          </table:table-cell>
          <table:table-cell table:formula="of:=[.I115]/7" office:value-type="float" office:value="1">
            <text:p>1</text:p>
          </table:table-cell>
          <table:table-cell table:formula="of:=[.J115]*[.G11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show_googlemap</text:p>
          </table:table-cell>
          <table:table-cell office:value-type="string">
            <text:p>Show Google map [bw_show_googlemap]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6];[Hours.A$3:.A$33];[Hours.C$3:.C$33])" office:value-type="float" office:value="21">
            <text:p>21</text:p>
          </table:table-cell>
          <table:table-cell table:formula="of:=[.I116]/7" office:value-type="float" office:value="3">
            <text:p>3</text:p>
          </table:table-cell>
          <table:table-cell table:formula="of:=[.J116]*[.G116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skype</text:p>
          </table:table-cell>
          <table:table-cell office:value-type="string">
            <text:p>Skype name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7];[Hours.A$3:.A$33];[Hours.C$3:.C$33])" office:value-type="float" office:value="21">
            <text:p>21</text:p>
          </table:table-cell>
          <table:table-cell table:formula="of:=[.I117]/7" office:value-type="float" office:value="3">
            <text:p>3</text:p>
          </table:table-cell>
          <table:table-cell table:formula="of:=[.J117]*[.G117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slogan</text:p>
          </table:table-cell>
          <table:table-cell office:value-type="string">
            <text:p>Primary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8];[Hours.A$3:.A$33];[Hours.C$3:.C$33])" office:value-type="float" office:value="7">
            <text:p>7</text:p>
          </table:table-cell>
          <table:table-cell table:formula="of:=[.I118]/7" office:value-type="float" office:value="1">
            <text:p>1</text:p>
          </table:table-cell>
          <table:table-cell table:formula="of:=[.J118]*[.G11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table</text:p>
          </table:table-cell>
          <table:table-cell office:value-type="string">
            <text:p>Display custom post data in a tabular form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9];[Hours.A$3:.A$33];[Hours.C$3:.C$33])" office:value-type="float" office:value="42">
            <text:p>42</text:p>
          </table:table-cell>
          <table:table-cell table:formula="of:=[.I119]/7" office:value-type="float" office:value="6">
            <text:p>6</text:p>
          </table:table-cell>
          <table:table-cell table:formula="of:=[.J119]*[.G119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tabs</text:p>
          </table:table-cell>
          <table:table-cell office:value-type="string">
            <text:p>Display posts in tabbed block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0];[Hours.A$3:.A$33];[Hours.C$3:.C$33])" office:value-type="float" office:value="42">
            <text:p>42</text:p>
          </table:table-cell>
          <table:table-cell table:formula="of:=[.I120]/7" office:value-type="float" office:value="6">
            <text:p>6</text:p>
          </table:table-cell>
          <table:table-cell table:formula="of:=[.J120]*[.G120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telephone</text:p>
          </table:table-cell>
          <table:table-cell office:value-type="string">
            <text:p>Tele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1];[Hours.A$3:.A$33];[Hours.C$3:.C$33])" office:value-type="float" office:value="21">
            <text:p>21</text:p>
          </table:table-cell>
          <table:table-cell table:formula="of:=[.I121]/7" office:value-type="float" office:value="3">
            <text:p>3</text:p>
          </table:table-cell>
          <table:table-cell table:formula="of:=[.J121]*[.G12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thumbs</text:p>
          </table:table-cell>
          <table:table-cell office:value-type="string">
            <text:p>List pages as fluid thumbnail link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2];[Hours.A$3:.A$33];[Hours.C$3:.C$33])" office:value-type="float" office:value="42">
            <text:p>42</text:p>
          </table:table-cell>
          <table:table-cell table:formula="of:=[.I122]/7" office:value-type="float" office:value="6">
            <text:p>6</text:p>
          </table:table-cell>
          <table:table-cell table:formula="of:=[.J122]*[.G122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tree</text:p>
          </table:table-cell>
          <table:table-cell office:value-type="string">
            <text:p>Simple tree of pages/posts or custom post type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3];[Hours.A$3:.A$33];[Hours.C$3:.C$33])" office:value-type="float" office:value="42">
            <text:p>42</text:p>
          </table:table-cell>
          <table:table-cell table:formula="of:=[.I123]/7" office:value-type="float" office:value="6">
            <text:p>6</text:p>
          </table:table-cell>
          <table:table-cell table:formula="of:=[.J123]*[.G123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wpadmin</text:p>
          </table:table-cell>
          <table:table-cell office:value-type="string">
            <text:p>Site: link to wp-adm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4];[Hours.A$3:.A$33];[Hours.C$3:.C$33])" office:value-type="float" office:value="7">
            <text:p>7</text:p>
          </table:table-cell>
          <table:table-cell table:formula="of:=[.I124]/7" office:value-type="float" office:value="1">
            <text:p>1</text:p>
          </table:table-cell>
          <table:table-cell table:formula="of:=[.J124]*[.G12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wtf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5];[Hours.A$3:.A$33];[Hours.C$3:.C$33])" office:value-type="float" office:value="7">
            <text:p>7</text:p>
          </table:table-cell>
          <table:table-cell table:formula="of:=[.I125]/7" office:value-type="float" office:value="1">
            <text:p>1</text:p>
          </table:table-cell>
          <table:table-cell table:formula="of:=[.J125]*[.G12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trace</text:p>
          </table:table-cell>
          <table:table-cell office:value-type="string">
            <text:p>Trace facility form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6];[Hours.A$3:.A$33];[Hours.C$3:.C$33])" office:value-type="float" office:value="7">
            <text:p>7</text:p>
          </table:table-cell>
          <table:table-cell table:formula="of:=[.I126]/7" office:value-type="float" office:value="1">
            <text:p>1</text:p>
          </table:table-cell>
          <table:table-cell table:formula="of:=[.J126]*[.G12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troff</text:p>
          </table:table-cell>
          <table:table-cell office:value-type="string">
            <text:p>Force trace off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7];[Hours.A$3:.A$33];[Hours.C$3:.C$33])" office:value-type="float" office:value="7">
            <text:p>7</text:p>
          </table:table-cell>
          <table:table-cell table:formula="of:=[.I127]/7" office:value-type="float" office:value="1">
            <text:p>1</text:p>
          </table:table-cell>
          <table:table-cell table:formula="of:=[.J127]*[.G12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tron</text:p>
          </table:table-cell>
          <table:table-cell office:value-type="string">
            <text:p>Force trace 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8];[Hours.A$3:.A$33];[Hours.C$3:.C$33])" office:value-type="float" office:value="7">
            <text:p>7</text:p>
          </table:table-cell>
          <table:table-cell table:formula="of:=[.I128]/7" office:value-type="float" office:value="1">
            <text:p>1</text:p>
          </table:table-cell>
          <table:table-cell table:formula="of:=[.J128]*[.G12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gpslides</text:p>
          </table:table-cell>
          <table:table-cell office:value-type="string">
            <text:p>Display a Slideshow Gallery Pro slideshow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9];[Hours.A$3:.A$33];[Hours.C$3:.C$33])" office:value-type="float" office:value="7">
            <text:p>7</text:p>
          </table:table-cell>
          <table:table-cell table:formula="of:=[.I129]/7" office:value-type="float" office:value="1">
            <text:p>1</text:p>
          </table:table-cell>
          <table:table-cell table:formula="of:=[.J129]*[.G12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aypal</text:p>
          </table:table-cell>
          <table:table-cell office:value-type="string">
            <text:p>Paypal shortcodes</text:p>
          </table:table-cell>
          <table:table-cell office:value-type="float" office:value="11">
            <text:p>1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0];[Hours.A$3:.A$33];[Hours.C$3:.C$33])" office:value-type="float" office:value="21">
            <text:p>21</text:p>
          </table:table-cell>
          <table:table-cell table:formula="of:=[.I130]/7" office:value-type="float" office:value="3">
            <text:p>3</text:p>
          </table:table-cell>
          <table:table-cell table:formula="of:=[.J130]*[.G130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register</text:p>
          </table:table-cell>
          <table:table-cell office:value-type="string">
            <text:p>Display a link to the Registration form</text:p>
          </table:table-cell>
          <table:table-cell office:value-type="float" office:value="0">
            <text:p>0</text:p>
          </table:table-cell>
          <table:table-cell office:value-type="string">
            <text:p>oik 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1];[Hours.A$3:.A$33];[Hours.C$3:.C$33])" office:value-type="float" office:value="7">
            <text:p>7</text:p>
          </table:table-cell>
          <table:table-cell table:formula="of:=[.I131]/7" office:value-type="float" office:value="1">
            <text:p>1</text:p>
          </table:table-cell>
          <table:table-cell table:formula="of:=[.J131]*[.G13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terms</text:p>
          </table:table-cell>
          <table:table-cell office:value-type="string">
            <text:p>Display taxonomy terms links</text:p>
          </table:table-cell>
          <table:table-cell office:value-type="float" office:value="3">
            <text:p>3</text:p>
          </table:table-cell>
          <table:table-cell office:value-type="string">
            <text:p>oik-a2z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2];[Hours.A$3:.A$33];[Hours.C$3:.C$33])" office:value-type="float" office:value="7">
            <text:p>7</text:p>
          </table:table-cell>
          <table:table-cell table:formula="of:=[.I132]/7" office:value-type="float" office:value="1">
            <text:p>1</text:p>
          </table:table-cell>
          <table:table-cell table:formula="of:=[.J132]*[.G13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crumbs</text:p>
          </table:table-cell>
          <table:table-cell office:value-type="string">
            <text:p>Display breadcrumb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3];[Hours.A$3:.A$33];[Hours.C$3:.C$33])" office:value-type="float" office:value="7">
            <text:p>7</text:p>
          </table:table-cell>
          <table:table-cell table:formula="of:=[.I133]/7" office:value-type="float" office:value="1">
            <text:p>1</text:p>
          </table:table-cell>
          <table:table-cell table:formula="of:=[.J133]*[.G13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v</text:p>
          </table:table-cell>
          <table:table-cell office:value-type="string">
            <text:p>Display CSV data in a table or list</text:p>
          </table:table-cell>
          <table:table-cell office:value-type="float" office:value="6">
            <text:p>6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4];[Hours.A$3:.A$33];[Hours.C$3:.C$33])" office:value-type="float" office:value="21">
            <text:p>21</text:p>
          </table:table-cell>
          <table:table-cell table:formula="of:=[.I134]/7" office:value-type="float" office:value="3">
            <text:p>3</text:p>
          </table:table-cell>
          <table:table-cell table:formula="of:=[.J134]*[.G134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graphviz</text:p>
          </table:table-cell>
          <table:table-cell office:value-type="string">
            <text:p>Display a GraphViz diagram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5];[Hours.A$3:.A$33];[Hours.C$3:.C$33])" office:value-type="float" office:value="7">
            <text:p>7</text:p>
          </table:table-cell>
          <table:table-cell table:formula="of:=[.I135]/7" office:value-type="float" office:value="1">
            <text:p>1</text:p>
          </table:table-cell>
          <table:table-cell table:formula="of:=[.J135]*[.G135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rp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6];[Hours.A$3:.A$33];[Hours.C$3:.C$33])" office:value-type="float" office:value="7">
            <text:p>7</text:p>
          </table:table-cell>
          <table:table-cell table:formula="of:=[.I136]/7" office:value-type="float" office:value="1">
            <text:p>1</text:p>
          </table:table-cell>
          <table:table-cell table:formula="of:=[.J136]*[.G136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search</text:p>
          </table:table-cell>
          <table:table-cell office:value-type="string">
            <text:p>Display search form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7];[Hours.A$3:.A$33];[Hours.C$3:.C$33])" office:value-type="float" office:value="7">
            <text:p>7</text:p>
          </table:table-cell>
          <table:table-cell table:formula="of:=[.I137]/7" office:value-type="float" office:value="1">
            <text:p>1</text:p>
          </table:table-cell>
          <table:table-cell table:formula="of:=[.J137]*[.G13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tex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8];[Hours.A$3:.A$33];[Hours.C$3:.C$33])" office:value-type="float" office:value="7">
            <text:p>7</text:p>
          </table:table-cell>
          <table:table-cell table:formula="of:=[.I138]/7" office:value-type="float" office:value="1">
            <text:p>1</text:p>
          </table:table-cell>
          <table:table-cell table:formula="of:=[.J138]*[.G13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rupal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9];[Hours.A$3:.A$33];[Hours.C$3:.C$33])" office:value-type="float" office:value="7">
            <text:p>7</text:p>
          </table:table-cell>
          <table:table-cell table:formula="of:=[.I139]/7" office:value-type="float" office:value="1">
            <text:p>1</text:p>
          </table:table-cell>
          <table:table-cell table:formula="of:=[.J139]*[.G13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lone</text:p>
          </table:table-cell>
          <table:table-cell office:value-type="string">
            <text:p>Display the clone tree/form for a post</text:p>
          </table:table-cell>
          <table:table-cell office:value-type="float" office:value="4">
            <text:p>4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0];[Hours.A$3:.A$33];[Hours.C$3:.C$33])" office:value-type="float" office:value="7">
            <text:p>7</text:p>
          </table:table-cell>
          <table:table-cell table:formula="of:=[.I140]/7" office:value-type="float" office:value="1">
            <text:p>1</text:p>
          </table:table-cell>
          <table:table-cell table:formula="of:=[.J140]*[.G14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loned</text:p>
          </table:table-cell>
          <table:table-cell office:value-type="string">
            <text:p>Display clones of this content</text:p>
          </table:table-cell>
          <table:table-cell office:value-type="float" office:value="3">
            <text:p>3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1];[Hours.A$3:.A$33];[Hours.C$3:.C$33])" office:value-type="float" office:value="7">
            <text:p>7</text:p>
          </table:table-cell>
          <table:table-cell table:formula="of:=[.I141]/7" office:value-type="float" office:value="1">
            <text:p>1</text:p>
          </table:table-cell>
          <table:table-cell table:formula="of:=[.J141]*[.G14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utop</text:p>
          </table:table-cell>
          <table:table-cell office:value-type="string">
            <text:p>Dynamically re-enable/disable automatic paragraph generation</text:p>
          </table:table-cell>
          <table:table-cell office:value-type="float" office:value="1">
            <text:p>1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2];[Hours.A$3:.A$33];[Hours.C$3:.C$33])" office:value-type="float" office:value="7">
            <text:p>7</text:p>
          </table:table-cell>
          <table:table-cell table:formula="of:=[.I142]/7" office:value-type="float" office:value="1">
            <text:p>1</text:p>
          </table:table-cell>
          <table:table-cell table:formula="of:=[.J142]*[.G14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ackground</text:p>
          </table:table-cell>
          <table:table-cell office:value-type="string">
            <text:p>Use attached image as the background</text:p>
          </table:table-cell>
          <table:table-cell office:value-type="float" office:value="5">
            <text:p>5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3];[Hours.A$3:.A$33];[Hours.C$3:.C$33])" office:value-type="float" office:value="21">
            <text:p>21</text:p>
          </table:table-cell>
          <table:table-cell table:formula="of:=[.I143]/7" office:value-type="float" office:value="3">
            <text:p>3</text:p>
          </table:table-cell>
          <table:table-cell table:formula="of:=[.J143]*[.G14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s</text:p>
          </table:table-cell>
          <table:table-cell office:value-type="string">
            <text:p>Add internal CSS styl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4];[Hours.A$3:.A$33];[Hours.C$3:.C$33])" office:value-type="float" office:value="7">
            <text:p>7</text:p>
          </table:table-cell>
          <table:table-cell table:formula="of:=[.I144]/7" office:value-type="float" office:value="1">
            <text:p>1</text:p>
          </table:table-cell>
          <table:table-cell table:formula="of:=[.J144]*[.G14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eshi</text:p>
          </table:table-cell>
          <table:table-cell office:value-type="string">
            <text:p>Generic Syntax Highlight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5];[Hours.A$3:.A$33];[Hours.C$3:.C$33])" office:value-type="float" office:value="7">
            <text:p>7</text:p>
          </table:table-cell>
          <table:table-cell table:formula="of:=[.I145]/7" office:value-type="float" office:value="1">
            <text:p>1</text:p>
          </table:table-cell>
          <table:table-cell table:formula="of:=[.J145]*[.G145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otd</text:p>
          </table:table-cell>
          <table:table-cell office:value-type="string">
            <text:p>Display 'On this day' in history related content </text:p>
          </table:table-cell>
          <table:table-cell office:value-type="float" office:value="19">
            <text:p>19</text:p>
          </table:table-cell>
          <table:table-cell office:value-type="string">
            <text:p>oik-dat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6];[Hours.A$3:.A$33];[Hours.C$3:.C$33])" office:value-type="float" office:value="42">
            <text:p>42</text:p>
          </table:table-cell>
          <table:table-cell table:formula="of:=[.I146]/7" office:value-type="float" office:value="6">
            <text:p>6</text:p>
          </table:table-cell>
          <table:table-cell table:formula="of:=[.J146]*[.G146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oik_edd_apikey</text:p>
          </table:table-cell>
          <table:table-cell office:value-type="string">
            <text:p>get API key form for EDD</text:p>
          </table:table-cell>
          <table:table-cell office:value-type="float" office:value="0">
            <text:p>0</text:p>
          </table:table-cell>
          <table:table-cell office:value-type="string">
            <text:p>oik-ed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7];[Hours.A$3:.A$33];[Hours.C$3:.C$33])" office:value-type="float" office:value="7">
            <text:p>7</text:p>
          </table:table-cell>
          <table:table-cell table:formula="of:=[.I147]/7" office:value-type="float" office:value="1">
            <text:p>1</text:p>
          </table:table-cell>
          <table:table-cell table:formula="of:=[.J147]*[.G14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fields</text:p>
          </table:table-cell>
          <table:table-cell office:value-type="string">
            <text:p>Format custom field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8];[Hours.A$3:.A$33];[Hours.C$3:.C$33])" office:value-type="float" office:value="7">
            <text:p>7</text:p>
          </table:table-cell>
          <table:table-cell table:formula="of:=[.I148]/7" office:value-type="float" office:value="1">
            <text:p>1</text:p>
          </table:table-cell>
          <table:table-cell table:formula="of:=[.J148]*[.G148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roup</text:p>
          </table:table-cell>
          <table:table-cell office:value-type="string">
            <text:p>Display summary of selected item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9];[Hours.A$3:.A$33];[Hours.C$3:.C$33])" office:value-type="float" office:value="7">
            <text:p>7</text:p>
          </table:table-cell>
          <table:table-cell table:formula="of:=[.I149]/7" office:value-type="float" office:value="1">
            <text:p>1</text:p>
          </table:table-cell>
          <table:table-cell table:formula="of:=[.J149]*[.G14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new</text:p>
          </table:table-cell>
          <table:table-cell office:value-type="string">
            <text:p>Display a form to create a new post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0];[Hours.A$3:.A$33];[Hours.C$3:.C$33])" office:value-type="float" office:value="7">
            <text:p>7</text:p>
          </table:table-cell>
          <table:table-cell table:formula="of:=[.I150]/7" office:value-type="float" office:value="1">
            <text:p>1</text:p>
          </table:table-cell>
          <table:table-cell table:formula="of:=[.J150]*[.G15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related</text:p>
          </table:table-cell>
          <table:table-cell office:value-type="string">
            <text:p>Display related content</text:p>
          </table:table-cell>
          <table:table-cell office:value-type="float" office:value="5">
            <text:p>5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1];[Hours.A$3:.A$33];[Hours.C$3:.C$33])" office:value-type="float" office:value="21">
            <text:p>21</text:p>
          </table:table-cell>
          <table:table-cell table:formula="of:=[.I151]/7" office:value-type="float" office:value="3">
            <text:p>3</text:p>
          </table:table-cell>
          <table:table-cell table:formula="of:=[.J151]*[.G15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blog</text:p>
          </table:table-cell>
          <table:table-cell office:value-type="string">
            <text:p>Select blog to proces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2];[Hours.A$3:.A$33];[Hours.C$3:.C$33])" office:value-type="float" office:value="7">
            <text:p>7</text:p>
          </table:table-cell>
          <table:table-cell table:formula="of:=[.I152]/7" office:value-type="float" office:value="1">
            <text:p>1</text:p>
          </table:table-cell>
          <table:table-cell table:formula="of:=[.J152]*[.G15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blogs</text:p>
          </table:table-cell>
          <table:table-cell office:value-type="string">
            <text:p>List blogs or display content for selected blog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3];[Hours.A$3:.A$33];[Hours.C$3:.C$33])" office:value-type="float" office:value="7">
            <text:p>7</text:p>
          </table:table-cell>
          <table:table-cell table:formula="of:=[.I153]/7" office:value-type="float" office:value="1">
            <text:p>1</text:p>
          </table:table-cell>
          <table:table-cell table:formula="of:=[.J153]*[.G153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nivo</text:p>
          </table:table-cell>
          <table:table-cell office:value-type="string">
            <text:p>Display the nivo slideshow for attachments or other post types.</text:p>
          </table:table-cell>
          <table:table-cell office:value-type="float" office:value="29">
            <text:p>29</text:p>
          </table:table-cell>
          <table:table-cell office:value-type="string">
            <text:p>oik-nivo-slid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4];[Hours.A$3:.A$33];[Hours.C$3:.C$33])" office:value-type="float" office:value="42">
            <text:p>42</text:p>
          </table:table-cell>
          <table:table-cell table:formula="of:=[.I154]/7" office:value-type="float" office:value="6">
            <text:p>6</text:p>
          </table:table-cell>
          <table:table-cell table:formula="of:=[.J154]*[.G154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oikp_download</text:p>
          </table:table-cell>
          <table:table-cell office:value-type="string">
            <text:p>Produce a download button for a plugin</text:p>
          </table:table-cell>
          <table:table-cell office:value-type="float" office:value="2">
            <text:p>2</text:p>
          </table:table-cell>
          <table:table-cell office:value-type="string">
            <text:p>oik-plugin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5];[Hours.A$3:.A$33];[Hours.C$3:.C$33])" office:value-type="float" office:value="7">
            <text:p>7</text:p>
          </table:table-cell>
          <table:table-cell table:formula="of:=[.I155]/7" office:value-type="float" office:value="1">
            <text:p>1</text:p>
          </table:table-cell>
          <table:table-cell table:formula="of:=[.J155]*[.G15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popup</text:p>
          </table:table-cell>
          <table:table-cell office:value-type="string">
            <text:p>Display a popup after a timed delay</text:p>
          </table:table-cell>
          <table:table-cell office:value-type="float" office:value="23">
            <text:p>23</text:p>
          </table:table-cell>
          <table:table-cell office:value-type="string">
            <text:p>oik-popu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6];[Hours.A$3:.A$33];[Hours.C$3:.C$33])" office:value-type="float" office:value="42">
            <text:p>42</text:p>
          </table:table-cell>
          <table:table-cell table:formula="of:=[.I156]/7" office:value-type="float" office:value="6">
            <text:p>6</text:p>
          </table:table-cell>
          <table:table-cell table:formula="of:=[.J156]*[.G156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bw_more</text:p>
          </table:table-cell>
          <table:table-cell office:value-type="string">
            <text:p>Read more button to progressively reveal content</text:p>
          </table:table-cell>
          <table:table-cell office:value-type="float" office:value="2">
            <text:p>2</text:p>
          </table:table-cell>
          <table:table-cell office:value-type="string">
            <text:p>oik-read-m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7];[Hours.A$3:.A$33];[Hours.C$3:.C$33])" office:value-type="float" office:value="7">
            <text:p>7</text:p>
          </table:table-cell>
          <table:table-cell table:formula="of:=[.I157]/7" office:value-type="float" office:value="1">
            <text:p>1</text:p>
          </table:table-cell>
          <table:table-cell table:formula="of:=[.J157]*[.G15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rwd</text:p>
          </table:table-cell>
          <table:table-cell office:value-type="string">
            <text:p>Dynamically generate oik responsive web design CSS classes</text:p>
          </table:table-cell>
          <table:table-cell office:value-type="float" office:value="1">
            <text:p>1</text:p>
          </table:table-cell>
          <table:table-cell office:value-type="string">
            <text:p>oik-rw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8];[Hours.A$3:.A$33];[Hours.C$3:.C$33])" office:value-type="float" office:value="7">
            <text:p>7</text:p>
          </table:table-cell>
          <table:table-cell table:formula="of:=[.I158]/7" office:value-type="float" office:value="1">
            <text:p>1</text:p>
          </table:table-cell>
          <table:table-cell table:formula="of:=[.J158]*[.G15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udio</text:p>
          </table:table-cell>
          <table:table-cell office:value-type="string">
            <text:p>Displays uploaded audio file as an audio player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9];[Hours.A$3:.A$33];[Hours.C$3:.C$33])" office:value-type="float" office:value="7">
            <text:p>7</text:p>
          </table:table-cell>
          <table:table-cell table:formula="of:=[.I159]/7" office:value-type="float" office:value="1">
            <text:p>1</text:p>
          </table:table-cell>
          <table:table-cell table:formula="of:=[.J159]*[.G15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backtotop</text:p>
          </table:table-cell>
          <table:table-cell office:value-type="string">
            <text:p>Produces the 'Return to Top' link</text:p>
          </table:table-cell>
          <table:table-cell office:value-type="float" office:value="5">
            <text:p>5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0];[Hours.A$3:.A$33];[Hours.C$3:.C$33])" office:value-type="float" office:value="21">
            <text:p>21</text:p>
          </table:table-cell>
          <table:table-cell table:formula="of:=[.I160]/7" office:value-type="float" office:value="3">
            <text:p>3</text:p>
          </table:table-cell>
          <table:table-cell table:formula="of:=[.J160]*[.G16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childtheme_link</text:p>
          </table:table-cell>
          <table:table-cell office:value-type="string">
            <text:p>Display link to child the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1];[Hours.A$3:.A$33];[Hours.C$3:.C$33])" office:value-type="float" office:value="7">
            <text:p>7</text:p>
          </table:table-cell>
          <table:table-cell table:formula="of:=[.I161]/7" office:value-type="float" office:value="1">
            <text:p>1</text:p>
          </table:table-cell>
          <table:table-cell table:formula="of:=[.J161]*[.G16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copyright</text:p>
          </table:table-cell>
          <table:table-cell office:value-type="string">
            <text:p>Display copyright notic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2];[Hours.A$3:.A$33];[Hours.C$3:.C$33])" office:value-type="float" office:value="7">
            <text:p>7</text:p>
          </table:table-cell>
          <table:table-cell table:formula="of:=[.I162]/7" office:value-type="float" office:value="1">
            <text:p>1</text:p>
          </table:table-cell>
          <table:table-cell table:formula="of:=[.J162]*[.G16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genesis_link</text:p>
          </table:table-cell>
          <table:table-cell office:value-type="string">
            <text:p>Display link to the Genesis Framework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3];[Hours.A$3:.A$33];[Hours.C$3:.C$33])" office:value-type="float" office:value="7">
            <text:p>7</text:p>
          </table:table-cell>
          <table:table-cell table:formula="of:=[.I163]/7" office:value-type="float" office:value="1">
            <text:p>1</text:p>
          </table:table-cell>
          <table:table-cell table:formula="of:=[.J163]*[.G16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loginout</text:p>
          </table:table-cell>
          <table:table-cell office:value-type="string">
            <text:p>Display link to WordPress.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4];[Hours.A$3:.A$33];[Hours.C$3:.C$33])" office:value-type="float" office:value="7">
            <text:p>7</text:p>
          </table:table-cell>
          <table:table-cell table:formula="of:=[.I164]/7" office:value-type="float" office:value="1">
            <text:p>1</text:p>
          </table:table-cell>
          <table:table-cell table:formula="of:=[.J164]*[.G16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studiopress_link</text:p>
          </table:table-cell>
          <table:table-cell office:value-type="string">
            <text:p>Display link to Studio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5];[Hours.A$3:.A$33];[Hours.C$3:.C$33])" office:value-type="float" office:value="7">
            <text:p>7</text:p>
          </table:table-cell>
          <table:table-cell table:formula="of:=[.I165]/7" office:value-type="float" office:value="1">
            <text:p>1</text:p>
          </table:table-cell>
          <table:table-cell table:formula="of:=[.J165]*[.G16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ooter_wordpress_link</text:p>
          </table:table-cell>
          <table:table-cell office:value-type="string">
            <text:p>Display link to Word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6];[Hours.A$3:.A$33];[Hours.C$3:.C$33])" office:value-type="float" office:value="7">
            <text:p>7</text:p>
          </table:table-cell>
          <table:table-cell table:formula="of:=[.I166]/7" office:value-type="float" office:value="1">
            <text:p>1</text:p>
          </table:table-cell>
          <table:table-cell table:formula="of:=[.J166]*[.G16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author</text:p>
          </table:table-cell>
          <table:table-cell office:value-type="string">
            <text:p>Display post author na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7];[Hours.A$3:.A$33];[Hours.C$3:.C$33])" office:value-type="float" office:value="7">
            <text:p>7</text:p>
          </table:table-cell>
          <table:table-cell table:formula="of:=[.I167]/7" office:value-type="float" office:value="1">
            <text:p>1</text:p>
          </table:table-cell>
          <table:table-cell table:formula="of:=[.J167]*[.G16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author_link</text:p>
          </table:table-cell>
          <table:table-cell office:value-type="string">
            <text:p>Display post author link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8];[Hours.A$3:.A$33];[Hours.C$3:.C$33])" office:value-type="float" office:value="7">
            <text:p>7</text:p>
          </table:table-cell>
          <table:table-cell table:formula="of:=[.I168]/7" office:value-type="float" office:value="1">
            <text:p>1</text:p>
          </table:table-cell>
          <table:table-cell table:formula="of:=[.J168]*[.G16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author_posts_link</text:p>
          </table:table-cell>
          <table:table-cell office:value-type="string">
            <text:p>Display link to author's posts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9];[Hours.A$3:.A$33];[Hours.C$3:.C$33])" office:value-type="float" office:value="7">
            <text:p>7</text:p>
          </table:table-cell>
          <table:table-cell table:formula="of:=[.I169]/7" office:value-type="float" office:value="1">
            <text:p>1</text:p>
          </table:table-cell>
          <table:table-cell table:formula="of:=[.J169]*[.G16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categories</text:p>
          </table:table-cell>
          <table:table-cell office:value-type="string">
            <text:p>Display category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0];[Hours.A$3:.A$33];[Hours.C$3:.C$33])" office:value-type="float" office:value="7">
            <text:p>7</text:p>
          </table:table-cell>
          <table:table-cell table:formula="of:=[.I170]/7" office:value-type="float" office:value="1">
            <text:p>1</text:p>
          </table:table-cell>
          <table:table-cell table:formula="of:=[.J170]*[.G17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comments</text:p>
          </table:table-cell>
          <table:table-cell office:value-type="string">
            <text:p>Display link to post comments</text:p>
          </table:table-cell>
          <table:table-cell office:value-type="float" office:value="6">
            <text:p>6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1];[Hours.A$3:.A$33];[Hours.C$3:.C$33])" office:value-type="float" office:value="21">
            <text:p>21</text:p>
          </table:table-cell>
          <table:table-cell table:formula="of:=[.I171]/7" office:value-type="float" office:value="3">
            <text:p>3</text:p>
          </table:table-cell>
          <table:table-cell table:formula="of:=[.J171]*[.G17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date</text:p>
          </table:table-cell>
          <table:table-cell office:value-type="string">
            <text:p>Display post publication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2];[Hours.A$3:.A$33];[Hours.C$3:.C$33])" office:value-type="float" office:value="7">
            <text:p>7</text:p>
          </table:table-cell>
          <table:table-cell table:formula="of:=[.I172]/7" office:value-type="float" office:value="1">
            <text:p>1</text:p>
          </table:table-cell>
          <table:table-cell table:formula="of:=[.J172]*[.G17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edit</text:p>
          </table:table-cell>
          <table:table-cell office:value-type="string">
            <text:p>Display edit post link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3];[Hours.A$3:.A$33];[Hours.C$3:.C$33])" office:value-type="float" office:value="7">
            <text:p>7</text:p>
          </table:table-cell>
          <table:table-cell table:formula="of:=[.I173]/7" office:value-type="float" office:value="1">
            <text:p>1</text:p>
          </table:table-cell>
          <table:table-cell table:formula="of:=[.J173]*[.G17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modified_date</text:p>
          </table:table-cell>
          <table:table-cell office:value-type="string">
            <text:p>Display post last modified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4];[Hours.A$3:.A$33];[Hours.C$3:.C$33])" office:value-type="float" office:value="7">
            <text:p>7</text:p>
          </table:table-cell>
          <table:table-cell table:formula="of:=[.I174]/7" office:value-type="float" office:value="1">
            <text:p>1</text:p>
          </table:table-cell>
          <table:table-cell table:formula="of:=[.J174]*[.G17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modified_time</text:p>
          </table:table-cell>
          <table:table-cell office:value-type="string">
            <text:p>Display post last modified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5];[Hours.A$3:.A$33];[Hours.C$3:.C$33])" office:value-type="float" office:value="7">
            <text:p>7</text:p>
          </table:table-cell>
          <table:table-cell table:formula="of:=[.I175]/7" office:value-type="float" office:value="1">
            <text:p>1</text:p>
          </table:table-cell>
          <table:table-cell table:formula="of:=[.J175]*[.G17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tags</text:p>
          </table:table-cell>
          <table:table-cell office:value-type="string">
            <text:p>Display tag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6];[Hours.A$3:.A$33];[Hours.C$3:.C$33])" office:value-type="float" office:value="7">
            <text:p>7</text:p>
          </table:table-cell>
          <table:table-cell table:formula="of:=[.I176]/7" office:value-type="float" office:value="1">
            <text:p>1</text:p>
          </table:table-cell>
          <table:table-cell table:formula="of:=[.J176]*[.G17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terms</text:p>
          </table:table-cell>
          <table:table-cell office:value-type="string">
            <text:p>Display linked post taxonomy terms list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7];[Hours.A$3:.A$33];[Hours.C$3:.C$33])" office:value-type="float" office:value="7">
            <text:p>7</text:p>
          </table:table-cell>
          <table:table-cell table:formula="of:=[.I177]/7" office:value-type="float" office:value="1">
            <text:p>1</text:p>
          </table:table-cell>
          <table:table-cell table:formula="of:=[.J177]*[.G177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st_time</text:p>
          </table:table-cell>
          <table:table-cell office:value-type="string">
            <text:p>Display post publication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8];[Hours.A$3:.A$33];[Hours.C$3:.C$33])" office:value-type="float" office:value="7">
            <text:p>7</text:p>
          </table:table-cell>
          <table:table-cell table:formula="of:=[.I178]/7" office:value-type="float" office:value="1">
            <text:p>1</text:p>
          </table:table-cell>
          <table:table-cell table:formula="of:=[.J178]*[.G178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pis</text:p>
          </table:table-cell>
          <table:table-cell office:value-type="string">
            <text:p>Link to API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9];[Hours.A$3:.A$33];[Hours.C$3:.C$33])" office:value-type="float" office:value="7">
            <text:p>7</text:p>
          </table:table-cell>
          <table:table-cell table:formula="of:=[.I179]/7" office:value-type="float" office:value="1">
            <text:p>1</text:p>
          </table:table-cell>
          <table:table-cell table:formula="of:=[.J179]*[.G17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pi</text:p>
          </table:table-cell>
          <table:table-cell office:value-type="string">
            <text:p>Dynamic API syntax help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80];[Hours.A$3:.A$33];[Hours.C$3:.C$33])" office:value-type="float" office:value="7">
            <text:p>7</text:p>
          </table:table-cell>
          <table:table-cell table:formula="of:=[.I180]/7" office:value-type="float" office:value="1">
            <text:p>1</text:p>
          </table:table-cell>
          <table:table-cell table:formula="of:=[.J180]*[.G18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classes</text:p>
          </table:table-cell>
          <table:table-cell office:value-type="string">
            <text:p>Link to clas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1];[Hours.A$3:.A$33];[Hours.C$3:.C$33])" office:value-type="float" office:value="7">
            <text:p>7</text:p>
          </table:table-cell>
          <table:table-cell table:formula="of:=[.I181]/7" office:value-type="float" office:value="1">
            <text:p>1</text:p>
          </table:table-cell>
          <table:table-cell table:formula="of:=[.J181]*[.G181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ile</text:p>
          </table:table-cell>
          <table:table-cell office:value-type="string">
            <text:p>Display reference for a file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2];[Hours.A$3:.A$33];[Hours.C$3:.C$33])" office:value-type="float" office:value="7">
            <text:p>7</text:p>
          </table:table-cell>
          <table:table-cell table:formula="of:=[.I182]/7" office:value-type="float" office:value="1">
            <text:p>1</text:p>
          </table:table-cell>
          <table:table-cell table:formula="of:=[.J182]*[.G18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iles</text:p>
          </table:table-cell>
          <table:table-cell office:value-type="string">
            <text:p>Link to file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3];[Hours.A$3:.A$33];[Hours.C$3:.C$33])" office:value-type="float" office:value="7">
            <text:p>7</text:p>
          </table:table-cell>
          <table:table-cell table:formula="of:=[.I183]/7" office:value-type="float" office:value="1">
            <text:p>1</text:p>
          </table:table-cell>
          <table:table-cell table:formula="of:=[.J183]*[.G18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ok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4];[Hours.A$3:.A$33];[Hours.C$3:.C$33])" office:value-type="float" office:value="7">
            <text:p>7</text:p>
          </table:table-cell>
          <table:table-cell table:formula="of:=[.I184]/7" office:value-type="float" office:value="1">
            <text:p>1</text:p>
          </table:table-cell>
          <table:table-cell table:formula="of:=[.J184]*[.G184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oks</text:p>
          </table:table-cell>
          <table:table-cell office:value-type="string">
            <text:p>Link to hook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5];[Hours.A$3:.A$33];[Hours.C$3:.C$33])" office:value-type="float" office:value="7">
            <text:p>7</text:p>
          </table:table-cell>
          <table:table-cell table:formula="of:=[.I185]/7" office:value-type="float" office:value="1">
            <text:p>1</text:p>
          </table:table-cell>
          <table:table-cell table:formula="of:=[.J185]*[.G185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arsed_sourc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6];[Hours.A$3:.A$33];[Hours.C$3:.C$33])" office:value-type="float" office:value="7">
            <text:p>7</text:p>
          </table:table-cell>
          <table:table-cell table:formula="of:=[.I186]/7" office:value-type="float" office:value="1">
            <text:p>1</text:p>
          </table:table-cell>
          <table:table-cell table:formula="of:=[.J186]*[.G186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squeez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queez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7];[Hours.A$3:.A$33];[Hours.C$3:.C$33])" office:value-type="float" office:value="7">
            <text:p>7</text:p>
          </table:table-cell>
          <table:table-cell table:formula="of:=[.I187]/7" office:value-type="float" office:value="1">
            <text:p>1</text:p>
          </table:table-cell>
          <table:table-cell table:formula="of:=[.J187]*[.G187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testimonials</text:p>
          </table:table-cell>
          <table:table-cell office:value-type="string">
            <text:p>Display testimonials</text:p>
          </table:table-cell>
          <table:table-cell office:value-type="float" office:value="20">
            <text:p>20</text:p>
          </table:table-cell>
          <table:table-cell office:value-type="string">
            <text:p>oik-testimonial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8];[Hours.A$3:.A$33];[Hours.C$3:.C$33])" office:value-type="float" office:value="42">
            <text:p>42</text:p>
          </table:table-cell>
          <table:table-cell table:formula="of:=[.I188]/7" office:value-type="float" office:value="6">
            <text:p>6</text:p>
          </table:table-cell>
          <table:table-cell table:formula="of:=[.J188]*[.G188]" office:value-type="float" office:value="6">
            <text:p>6</text:p>
          </table:table-cell>
          <table:table-cell table:number-columns-repeated="1013"/>
        </table:table-row>
        <table:table-row table:style-name="ro2">
          <table:table-cell office:value-type="string">
            <text:p>oikth_download</text:p>
          </table:table-cell>
          <table:table-cell office:value-type="string">
            <text:p>Produce a download button for a theme</text:p>
          </table:table-cell>
          <table:table-cell office:value-type="float" office:value="2">
            <text:p>2</text:p>
          </table:table-cell>
          <table:table-cell office:value-type="string">
            <text:p>oik-them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9];[Hours.A$3:.A$33];[Hours.C$3:.C$33])" office:value-type="float" office:value="7">
            <text:p>7</text:p>
          </table:table-cell>
          <table:table-cell table:formula="of:=[.I189]/7" office:value-type="float" office:value="1">
            <text:p>1</text:p>
          </table:table-cell>
          <table:table-cell table:formula="of:=[.J189]*[.G18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user</text:p>
          </table:table-cell>
          <table:table-cell office:value-type="string">
            <text:p>Display information about a user</text:p>
          </table:table-cell>
          <table:table-cell office:value-type="float" office:value="2">
            <text:p>2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0];[Hours.A$3:.A$33];[Hours.C$3:.C$33])" office:value-type="float" office:value="7">
            <text:p>7</text:p>
          </table:table-cell>
          <table:table-cell table:formula="of:=[.I190]/7" office:value-type="float" office:value="1">
            <text:p>1</text:p>
          </table:table-cell>
          <table:table-cell table:formula="of:=[.J190]*[.G190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users</text:p>
          </table:table-cell>
          <table:table-cell office:value-type="string">
            <text:p>Display information about site users</text:p>
          </table:table-cell>
          <table:table-cell office:value-type="float" office:value="8">
            <text:p>8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1];[Hours.A$3:.A$33];[Hours.C$3:.C$33])" office:value-type="float" office:value="21">
            <text:p>21</text:p>
          </table:table-cell>
          <table:table-cell table:formula="of:=[.I191]/7" office:value-type="float" office:value="3">
            <text:p>3</text:p>
          </table:table-cell>
          <table:table-cell table:formula="of:=[.J191]*[.G191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tides</text:p>
          </table:table-cell>
          <table:table-cell office:value-type="string">
            <text:p>Display times and tides for a UK location</text:p>
          </table:table-cell>
          <table:table-cell office:value-type="float" office:value="3">
            <text:p>3</text:p>
          </table:table-cell>
          <table:table-cell office:value-type="string">
            <text:p>uk-ti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2];[Hours.A$3:.A$33];[Hours.C$3:.C$33])" office:value-type="float" office:value="7">
            <text:p>7</text:p>
          </table:table-cell>
          <table:table-cell table:formula="of:=[.I192]/7" office:value-type="float" office:value="1">
            <text:p>1</text:p>
          </table:table-cell>
          <table:table-cell table:formula="of:=[.J192]*[.G192]" office:value-type="float" office:value="1">
            <text:p>1</text:p>
          </table:table-cell>
          <table:table-cell table:number-columns-repeated="1013"/>
        </table:table-row>
      </table:table>
      <table:table table:name="Sit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8"/>
          <table:table-cell table:style-name="ce1" table:formula="of:=SUM([.I3:.I110])" office:value-type="float" office:value="40.8571428571429">
            <text:p>40.857142857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WordPress version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Plugins</text:p>
          </table:table-cell>
          <table:table-cell table:style-name="ce1" office:value-type="string">
            <text:p>Themes</text:p>
          </table:table-cell>
          <table:table-cell table:style-name="ce1"/>
          <table:table-cell table:style-name="ce1" office:value-type="string">
            <text:p>Updat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Effort</text:p>
          </table:table-cell>
          <table:table-cell table:style-name="ce1" office:value-type="string">
            <text:p>Days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"4.7.3"</text:p>
          </table:table-cell>
          <table:table-cell office:value-type="string">
            <text:p>bwdesign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3]+([.F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.2"</text:p>
          </table:table-cell>
          <table:table-cell office:value-type="string">
            <text:p>oikeu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4]+([.F4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officialcaravan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]+([.F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7.8"</text:p>
          </table:table-cell>
          <table:table-cell office:value-type="string">
            <text:p>bwcom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]+([.F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hallsgs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]+([.F7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4.11"</text:p>
          </table:table-cell>
          <table:table-cell office:value-type="string">
            <text:p>rjduk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]+([.F8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3.1"</text:p>
          </table:table-cell>
          <table:table-cell office:value-type="string">
            <text:p>handmadestudios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]+([.F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.1"</text:p>
          </table:table-cell>
          <table:table-cell office:value-type="string">
            <text:p>wp-a2z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0]+([.F10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susancowemi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1]+([.F11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cookie-cat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2]+([.F12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.1"</text:p>
          </table:table-cell>
          <table:table-cell office:value-type="string">
            <text:p>lalucouk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3]+([.F1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7.8"</text:p>
          </table:table-cell>
          <table:table-cell office:value-type="string">
            <text:p>rngs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4]+([.F14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.2"</text:p>
          </table:table-cell>
          <table:table-cell office:value-type="string">
            <text:p>owcs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5]+([.F1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igram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6]+([.F1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tag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7]+([.F17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2.2"</text:p>
          </table:table-cell>
          <table:table-cell office:value-type="string">
            <text:p>balancingbyart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8]+([.F18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1.4"</text:p>
          </table:table-cell>
          <table:table-cell office:value-type="string">
            <text:p>wholebeingwellbeing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9]+([.F1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coaching2inspire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0]+([.F20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2.2"</text:p>
          </table:table-cell>
          <table:table-cell office:value-type="string">
            <text:p>pretty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1]+([.F21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road-builder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2]+([.F22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1.1"</text:p>
          </table:table-cell>
          <table:table-cell office:value-type="string">
            <text:p>classic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3]+([.F2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6.3"</text:p>
          </table:table-cell>
          <table:table-cell office:value-type="string">
            <text:p>solentro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4]+([.F24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7"</text:p>
          </table:table-cell>
          <table:table-cell office:value-type="string">
            <text:p>phpuni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5]+([.F2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5"</text:p>
          </table:table-cell>
          <table:table-cell office:value-type="string">
            <text:p>eoci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6]+([.F2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"</text:p>
          </table:table-cell>
          <table:table-cell office:value-type="string">
            <text:p>owzs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7]+([.F27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achoired-tas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8]+([.F28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wordpress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29]+([.F29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wpms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PMS</text:p>
          </table:table-cell>
          <table:table-cell table:formula="of:=[.G30]+([.F30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oikcom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1]+([.F31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.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2]+([.F32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hm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3]+([.F33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cwiccer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4]+([.F34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5.0-alpha-42125-src"</text:p>
          </table:table-cell>
          <table:table-cell office:value-type="string">
            <text:p>wp5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5]+([.F35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wp-pompey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6]+([.F36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2"</text:p>
          </table:table-cell>
          <table:table-cell office:value-type="string">
            <text:p>aldworth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7]+([.F37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gdwif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8]+([.F38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9"</text:p>
          </table:table-cell>
          <table:table-cell office:value-type="string">
            <text:p>owzs-pr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9]+([.F39]/7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"4.4"</text:p>
          </table:table-cell>
          <table:table-cell office:value-type="string">
            <text:p>rcwdcom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40]+([.F40]/7)" office:value-type="float" office:value="0.142857142857143">
            <text:p>0.1428571429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oikplug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1]+([.F4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wp47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Test oikcom</text:p>
          </table:table-cell>
          <table:table-cell table:formula="of:=[.G42]+([.F4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oikcouk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3]+([.F4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7"</text:p>
          </table:table-cell>
          <table:table-cell office:value-type="string">
            <text:p>wporg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4]+([.F4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5.0-alpha-42125-src"</text:p>
          </table:table-cell>
          <table:table-cell office:value-type="string">
            <text:p>src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5]+([.F4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3.6"</text:p>
          </table:table-cell>
          <table:table-cell office:value-type="string">
            <text:p>hampshire-eft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6]+([.F4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szerelme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7]+([.F4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0"</text:p>
          </table:table-cell>
          <table:table-cell office:value-type="string">
            <text:p>hifianswers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8]+([.F4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ourlistenersclub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9]+([.F4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"</text:p>
          </table:table-cell>
          <table:table-cell office:value-type="string">
            <text:p>wp3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0]+([.F5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0"</text:p>
          </table:table-cell>
          <table:table-cell office:value-type="string">
            <text:p>oobit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1]+([.F5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symondson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2]+([.F5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rf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3]+([.F5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symondson_internetMarketing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4]+([.F5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11"</text:p>
          </table:table-cell>
          <table:table-cell office:value-type="string">
            <text:p>rjd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5]+([.F5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.1"</text:p>
          </table:table-cell>
          <table:table-cell office:value-type="string">
            <text:p>olc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6]+([.F5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hm101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7]+([.F5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3.1"</text:p>
          </table:table-cell>
          <table:table-cell office:value-type="string">
            <text:p>aumab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8]+([.F5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6"</text:p>
          </table:table-cell>
          <table:table-cell office:value-type="string">
            <text:p>wws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9]+([.F5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4"</text:p>
          </table:table-cell>
          <table:table-cell office:value-type="string">
            <text:p>wpit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0]+([.F6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12"</text:p>
          </table:table-cell>
          <table:table-cell office:value-type="string">
            <text:p>rathmorefinancial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1]+([.F6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janecoomb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2]+([.F6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wp-a2z-v4.4.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3]+([.F6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act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4]+([.F6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5"</text:p>
          </table:table-cell>
          <table:table-cell office:value-type="string">
            <text:p>colours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5]+([.F6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1"</text:p>
          </table:table-cell>
          <table:table-cell office:value-type="string">
            <text:p>rjd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6]+([.F6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yellowbrand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7]+([.F6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2"</text:p>
          </table:table-cell>
          <table:table-cell office:value-type="string">
            <text:p>hm06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8]+([.F6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wp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9]+([.F6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2.10"</text:p>
          </table:table-cell>
          <table:table-cell office:value-type="string">
            <text:p>surviv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0]+([.F7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bettercorestrength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1]+([.F7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3"</text:p>
          </table:table-cell>
          <table:table-cell office:value-type="string">
            <text:p>dws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2]+([.F7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2.7"</text:p>
          </table:table-cell>
          <table:table-cell office:value-type="string">
            <text:p>therealc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3]+([.F7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6"</text:p>
          </table:table-cell>
          <table:table-cell office:value-type="string">
            <text:p>hsoh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4]+([.F7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2"</text:p>
          </table:table-cell>
          <table:table-cell office:value-type="string">
            <text:p>hosh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5]+([.F7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2"</text:p>
          </table:table-cell>
          <table:table-cell office:value-type="string">
            <text:p>engarc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6]+([.F7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2"</text:p>
          </table:table-cell>
          <table:table-cell office:value-type="string">
            <text:p>edw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7]+([.F7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0.5"</text:p>
          </table:table-cell>
          <table:table-cell office:value-type="string">
            <text:p>fsp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8]+([.F7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2.1"</text:p>
          </table:table-cell>
          <table:table-cell office:value-type="string">
            <text:p>hsoh_ol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9]+([.F7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ft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0]+([.F8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"</text:p>
          </table:table-cell>
          <table:table-cell office:value-type="string">
            <text:p>wpm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1]+([.F8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happystevehook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2]+([.F8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lfd4u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3]+([.F8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secre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4]+([.F8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gtat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5]+([.F8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0.3"</text:p>
          </table:table-cell>
          <table:table-cell office:value-type="string">
            <text:p>blogbb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6]+([.F8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2"</text:p>
          </table:table-cell>
          <table:table-cell office:value-type="string">
            <text:p>eedge11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7]+([.F8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edge1114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8]+([.F8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pwaep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9]+([.F8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bwcom-rename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0]+([.F9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bwdev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1]+([.F9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wp33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2]+([.F9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edg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3]+([.F9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0"</text:p>
          </table:table-cell>
          <table:table-cell office:value-type="string">
            <text:p>desig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4]+([.F9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jtth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5]+([.F9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-alpha-40977"</text:p>
          </table:table-cell>
          <table:table-cell office:value-type="string">
            <text:p>buil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6]+([.F9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"</text:p>
          </table:table-cell>
          <table:table-cell office:value-type="string">
            <text:p>andre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7]+([.F9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2.1"</text:p>
          </table:table-cell>
          <table:table-cell office:value-type="string">
            <text:p>wp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8]+([.F9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0"</text:p>
          </table:table-cell>
          <table:table-cell office:value-type="string">
            <text:p>oik-plugins.u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9]+([.F9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0"</text:p>
          </table:table-cell>
          <table:table-cell office:value-type="string">
            <text:p>dealwithstres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0]+([.F10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-alpha"</text:p>
          </table:table-cell>
          <table:table-cell office:value-type="string">
            <text:p>sv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1]+([.F10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"</text:p>
          </table:table-cell>
          <table:table-cell office:value-type="string">
            <text:p>wp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2]+([.F10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7.1"</text:p>
          </table:table-cell>
          <table:table-cell office:value-type="string">
            <text:p>wp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3]+([.F10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-RC2"</text:p>
          </table:table-cell>
          <table:table-cell office:value-type="string">
            <text:p>wpms-sav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4]+([.F10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oikcom-renam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5]+([.F10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1"</text:p>
          </table:table-cell>
          <table:table-cell office:value-type="string">
            <text:p>wp47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6]+([.F10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"</text:p>
          </table:table-cell>
          <table:table-cell office:value-type="string">
            <text:p>wp4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7]+([.F10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wpit4.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8]+([.F10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4"</text:p>
          </table:table-cell>
          <table:table-cell office:value-type="string">
            <text:p>bigram-renam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9]+([.F10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4-alpha-38000"</text:p>
          </table:table-cell>
          <table:table-cell office:value-type="string">
            <text:p>hm-pregit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10]+([.F11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NOWPC</text:p>
          </table:table-cell>
          <table:table-cell office:value-type="string">
            <text:p>okeffe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.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idea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table:style-name="ce2" office:value-type="date" office:date-value="2018-05-18">
            <text:p>18/05/18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ome - Rathmore financial_fil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nd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Parser-mast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anchorgo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anchorgolfc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obbing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archiv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pcsup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t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wd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arava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c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j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lassi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ookie-categor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ustomer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enis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eniset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imc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ownload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rupal-librari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rupal-modul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ti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ei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ab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ndaballte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ndabalt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onatho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obbonghid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oppapedrett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unkygree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d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dwifa-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bber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kz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ordont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avit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ippi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arves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f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r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-promo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m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nsuranc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tconsultan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anecoombsinfo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apic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b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imm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kamarkle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k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arave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azzar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c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ettings-in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go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nework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tcf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ars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da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d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ountainvie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rl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2.7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batchmov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cs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nivo-slider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privacy-policy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a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thofbe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c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enoyr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Documentor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Librari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ailer_v2.3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ailer_v5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3.2.5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3.3.2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4.6.6-englis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4.7.6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4.2.1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k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m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y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yas_ol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oblem-solv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quickstart-basi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bn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g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h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org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roof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t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-S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tirementcoac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tirementmanag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m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-pre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mple_html_d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temap_gen-1.5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usa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usancowereik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asset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tool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echsuppor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wenty-tens.c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wenty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k-tides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ploadif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s-tides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c-lo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c-res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ebdesig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admi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conten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includ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super-cach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07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29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3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9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la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lang-3.6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mudev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wwcom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xdebu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x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ello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ogatherapy.me</text:p>
          </table:table-cell>
          <table:table-cell table:number-columns-repeated="1022"/>
        </table:table-row>
      </table:table>
      <table:table table:name="content" table:style-name="ta1" table:print="false">
        <table:table-column table:style-name="co32" table:default-cell-style-name="Default"/>
        <table:table-column table:style-name="co2" table:number-columns-repeated="1021" table:default-cell-style-name="Default"/>
        <table:table-row table:style-name="ro5">
          <table:table-cell table:style-name="ce3" office:value-type="string">
            <text:p>Content summary – pre-enablement</text:p>
          </table:table-cell>
          <table:table-cell table:number-columns-repeated="6"/>
          <table:table-cell table:style-name="ce4" table:formula="of:=[.H2]/[.$M2]" office:value-type="percentage" office:value="0.0498490824583819">
            <text:p>5.0%</text:p>
          </table:table-cell>
          <table:table-cell table:style-name="ce4" table:formula="of:=[.I2]/[.$M2]" office:value-type="percentage" office:value="0.051571209006907">
            <text:p>5.2%</text:p>
          </table:table-cell>
          <table:table-cell table:style-name="ce4" office:value-type="string">
            <text:p><text:s/></text:p>
          </table:table-cell>
          <table:table-cell table:style-name="ce4" table:formula="of:=[.K2]/[.$M2]" office:value-type="percentage" office:value="0.00983278706738514">
            <text:p>1.0%</text:p>
          </table:table-cell>
          <table:table-cell table:style-name="ce4" table:formula="of:=[.L2]/[.$M2]" office:value-type="percentage" office:value="0.888746921467326">
            <text:p>88.9%</text:p>
          </table:table-cell>
          <table:table-cell table:number-columns-repeated="1010"/>
        </table:table-row>
        <table:table-row table:style-name="ro1">
          <table:table-cell office:value-type="string">
            <text:p><text:s/></text:p>
          </table:table-cell>
          <table:table-cell table:number-columns-repeated="6"/>
          <table:table-cell table:formula="of:=SUM([.H5:.H24])" office:value-type="float" office:value="2692">
            <text:p>2692</text:p>
          </table:table-cell>
          <table:table-cell table:formula="of:=SUM([.I5:.I24])" office:value-type="float" office:value="2785">
            <text:p>2785</text:p>
          </table:table-cell>
          <table:table-cell office:value-type="string">
            <text:p><text:s/></text:p>
          </table:table-cell>
          <table:table-cell table:formula="of:=SUM([.K5:.K24])" office:value-type="float" office:value="531">
            <text:p>531</text:p>
          </table:table-cell>
          <table:table-cell table:formula="of:=SUM([.L5:.L24])" office:value-type="float" office:value="47995">
            <text:p>47995</text:p>
          </table:table-cell>
          <table:table-cell table:formula="of:=SUM([.H2:.L2])" office:value-type="float" office:value="54003">
            <text:p>54003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>
            <text:p>Post type 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" office:value-type="string">
            <text:p>Posts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Date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qw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B5:.F5])"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39">
            <text:p>39</text:p>
          </table:table-cell>
          <table:table-cell office:value-type="float" office:value="280">
            <text:p>28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SUM([.H5:.L5])" office:value-type="float" office:value="495">
            <text:p>495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cwicc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B6:.F6])"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6:.L6])" office:value-type="float" office:value="411">
            <text:p>411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7:.F7])" office:value-type="float" office:value="32">
            <text:p>32</text:p>
          </table:table-cell>
          <table:table-cell office:value-type="float" office:value="620">
            <text:p>620</text:p>
          </table:table-cell>
          <table:table-cell office:value-type="float" office:value="968">
            <text:p>968</text:p>
          </table:table-cell>
          <table:table-cell office:value-type="float" office:value="4170">
            <text:p>4170</text:p>
          </table:table-cell>
          <table:table-cell office:value-type="float" office:value="103">
            <text:p>103</text:p>
          </table:table-cell>
          <table:table-cell office:value-type="float" office:value="11637">
            <text:p>11637</text:p>
          </table:table-cell>
          <table:table-cell table:formula="of:=SUM([.H7:.L7])" office:value-type="float" office:value="17498">
            <text:p>17498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uk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8:.F8])"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648">
            <text:p>648</text:p>
          </table:table-cell>
          <table:table-cell office:value-type="float" office:value="857">
            <text:p>857</text:p>
          </table:table-cell>
          <table:table-cell office:value-type="float" office:value="120">
            <text:p>120</text:p>
          </table:table-cell>
          <table:table-cell office:value-type="float" office:value="7869">
            <text:p>7869</text:p>
          </table:table-cell>
          <table:table-cell table:formula="of:=SUM([.H8:.L8])" office:value-type="float" office:value="9710">
            <text:p>971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eu</text:p>
          </table:table-cell>
          <table:table-cell table:number-columns-repeated="1021"/>
        </table:table-row>
        <table:table-row table:style-name="ro1">
          <table:table-cell office:value-type="string">
            <text:p>qw/src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10:.F10])"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518">
            <text:p>5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H10:.L10])" office:value-type="float" office:value="656">
            <text:p>656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ordpres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formula="of:=SUM([.B11:.F11])" office:value-type="float" office:value="44">
            <text:p>44</text:p>
          </table:table-cell>
          <table:table-cell office:value-type="float" office:value="904">
            <text:p>904</text:p>
          </table:table-cell>
          <table:table-cell office:value-type="float" office:value="547">
            <text:p>547</text:p>
          </table:table-cell>
          <table:table-cell office:value-type="float" office:value="5398">
            <text:p>5398</text:p>
          </table:table-cell>
          <table:table-cell office:value-type="float" office:value="181">
            <text:p>181</text:p>
          </table:table-cell>
          <table:table-cell office:value-type="float" office:value="23304">
            <text:p>23304</text:p>
          </table:table-cell>
          <table:table-cell table:formula="of:=SUM([.H11:.L11])" office:value-type="float" office:value="30334">
            <text:p>30334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-pompey</text:p>
          </table:table-cell>
          <table:table-cell office:value-type="float" office:value="3">
            <text:p>3</text:p>
            <draw:frame table:end-cell-address="content.I36" table:end-x="0.294cm" table:end-y="0.236cm" draw:z-index="0" draw:style-name="gr1" draw:text-style-name="P1" svg:width="15.999cm" svg:height="10.781cm" svg:x="0.102cm" svg:y="0.294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2:.F12])"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SUM([.H12:.L12])" office:value-type="float" office:value="790">
            <text:p>79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ms</text:p>
          </table:table-cell>
          <table:table-cell table:number-columns-repeated="12"/>
          <table:table-cell table:style-name="ce2"/>
          <table:table-cell table:number-columns-repeated="1008"/>
        </table:table-row>
        <table:table-row table:style-name="ro1">
          <table:table-cell office:value-type="string">
            <text:p>qw/wp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14:.F14])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SUM([.H14:.L14])" office:value-type="float" office:value="47">
            <text:p>47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h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SUM([.B15:.F15])" office:value-type="float" office:value="24">
            <text:p>24</text:p>
          </table:table-cell>
          <table:table-cell office:value-type="float" office:value="428">
            <text:p>428</text:p>
          </table:table-cell>
          <table:table-cell office:value-type="float" office:value="288">
            <text:p>288</text:p>
          </table:table-cell>
          <table:table-cell office:value-type="float" office:value="3408">
            <text:p>340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SUM([.H15:.L15])" office:value-type="float" office:value="4170">
            <text:p>417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fficialcaravan</text:p>
          </table:table-cell>
          <table:table-cell table:number-columns-repeated="1021"/>
        </table:table-row>
        <table:table-row table:style-name="ro1">
          <table:table-cell office:value-type="string">
            <text:p>qw/oobit</text:p>
          </table:table-cell>
          <table:table-cell table:number-columns-repeated="1021"/>
        </table:table-row>
        <table:table-row table:style-name="ro1">
          <table:table-cell office:value-type="string">
            <text:p>qw/bwcom</text:p>
          </table:table-cell>
          <table:table-cell table:number-columns-repeated="1021"/>
        </table:table-row>
        <table:table-row table:style-name="ro1">
          <table:table-cell office:value-type="string">
            <text:p>qw/bwdesign</text:p>
          </table:table-cell>
          <table:table-cell table:number-columns-repeated="5"/>
          <table:table-cell table:formula="of:=SUM([.B19:.F19])" office:value-type="float" office:value="0">
            <text:p>0</text:p>
          </table:table-cell>
          <table:table-cell table:number-columns-repeated="5"/>
          <table:table-cell table:formula="of:=SUM([.H19:.L1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qw/tag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content.J43" table:end-x="0.795cm" table:end-y="0.279cm" draw:z-index="1" draw:style-name="gr1" draw:text-style-name="P1" svg:width="15.999cm" svg:height="10.353cm" svg:x="0.603cm" svg:y="0.313cm">
              <draw:object draw:notify-on-update-of-ranges="content.A28:content.A31 content.B28:content.B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  <svg:title>Block editor coverage</svg:title>
              <svg:desc>Pre-enablement</svg:desc>
            </draw:frame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B20:.F20])"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165">
            <text:p>165</text:p>
          </table:table-cell>
          <table:table-cell office:value-type="float" office:value="4512">
            <text:p>4512</text:p>
          </table:table-cell>
          <table:table-cell office:value-type="float" office:value="12">
            <text:p>12</text:p>
          </table:table-cell>
          <table:table-cell office:value-type="float" office:value="5147">
            <text:p>5147</text:p>
          </table:table-cell>
          <table:table-cell table:formula="of:=SUM([.H20:.L20])" office:value-type="float" office:value="9950">
            <text:p>995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formula="of:=SUM([.B21:.F21])" office:value-type="float" office:value="0">
            <text:p>0</text:p>
          </table:table-cell>
          <table:table-cell table:number-columns-repeated="5"/>
          <table:table-cell table:formula="of:=SUM([.H21:.L2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2:.F22])" office:value-type="float" office:value="0">
            <text:p>0</text:p>
          </table:table-cell>
          <table:table-cell table:number-columns-repeated="5"/>
          <table:table-cell table:formula="of:=SUM([.H22:.L2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3:.F23])" office:value-type="float" office:value="0">
            <text:p>0</text:p>
          </table:table-cell>
          <table:table-cell table:number-columns-repeated="5"/>
          <table:table-cell table:formula="of:=SUM([.H23:.L2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4:.F24])" office:value-type="float" office:value="0">
            <text:p>0</text:p>
          </table:table-cell>
          <table:table-cell table:number-columns-repeated="5"/>
          <table:table-cell table:formula="of:=SUM([.H24:.L24])" office:value-type="float" office:value="0">
            <text:p>0</text:p>
          </table:table-cell>
          <table:table-cell table:number-columns-repeated="1009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>
            <text:p>Block</text:p>
          </table:table-cell>
          <table:table-cell table:formula="of:=[.H$2]" office:value-type="float" office:value="2692">
            <text:p>2692</text:p>
          </table:table-cell>
          <table:table-cell table:number-columns-repeated="1020"/>
        </table:table-row>
        <table:table-row table:style-name="ro1">
          <table:table-cell office:value-type="string">
            <text:p>Media</text:p>
          </table:table-cell>
          <table:table-cell table:formula="of:=[.I$2]" office:value-type="float" office:value="2785">
            <text:p>2785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table:formula="of:=[.K$2]" office:value-type="float" office:value="531">
            <text:p>531</text:p>
          </table:table-cell>
          <table:table-cell table:number-columns-repeated="1020"/>
        </table:table-row>
        <table:table-row table:style-name="ro1">
          <table:table-cell office:value-type="string">
            <text:p>Classic</text:p>
          </table:table-cell>
          <table:table-cell table:formula="of:=[.L$2]" office:value-type="float" office:value="47995">
            <text:p>47995</text:p>
          </table:table-cell>
          <table:table-cell table:number-columns-repeated="1020"/>
        </table:table-row>
      </table:table>
      <table:table table:name="Gut feel - pre REST" table:style-name="ta1" table:print="false">
        <table:shapes>
          <draw:frame draw:z-index="0" draw:style-name="gr1" draw:text-style-name="P1" svg:width="23.062cm" svg:height="8.886cm" svg:x="24.3cm" svg:y="11.223cm">
            <draw:object draw:notify-on-update-of-ranges="'Gut feel - pre REST'.A3:'Gut feel - pre REST'.A6 'Gut feel - pre REST'.B3:'Gut feel - pre REST'.B6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ce4"/>
        <table:table-column table:style-name="co2" table:number-columns-repeated="6" table:default-cell-style-name="Default"/>
        <table:table-column table:style-name="co35" table:default-cell-style-name="Default"/>
        <table:table-column table:style-name="co2" table:number-columns-repeated="5" table:default-cell-style-name="Default"/>
        <table:table-column table:style-name="co35" table:default-cell-style-name="Default"/>
        <table:table-column table:style-name="co2" table:number-columns-repeated="5" table:default-cell-style-name="Default"/>
        <table:table-column table:style-name="co35" table:default-cell-style-name="Default"/>
        <table:table-column table:style-name="co2" table:number-columns-repeated="996" table:default-cell-style-name="Default"/>
        <table:table-row table:style-name="ro6">
          <table:table-cell table:style-name="ce1" office:value-type="string">
            <text:p><text:span text:style-name="T1">Pr</text:span><text:span text:style-name="T2">e-enablement of REST API</text:span>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/>
          <table:table-cell table:style-name="ce1" table:formula="of:=SUM([.B3:.B6])" office:value-type="float" office:value="62780">
            <text:p>62780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4622">
            <text:p>4622</text:p>
          </table:table-cell>
          <table:table-cell table:style-name="ce5" table:formula="of:=[.B3]/[.B$2]" office:value-type="percentage" office:value="0.0736221726664543">
            <text:p>7.36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371">
            <text:p>371</text:p>
          </table:table-cell>
          <table:table-cell table:style-name="ce5" table:formula="of:=[.B4]/[.B$2]" office:value-type="percentage" office:value="0.00590952532653711">
            <text:p>0.59%</text:p>
          </table:table-cell>
          <table:table-cell table:style-name="ce6"/>
          <table:table-cell table:style-name="ce6" table:formula="of:=[.B4]/[.B3]" office:value-type="percentage" office:value="0.0802682821289485">
            <text:p>8.0%</text:p>
          </table:table-cell>
          <table:table-cell table:style-name="ce1" table:number-columns-repeated="2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57787">
            <text:p>57787</text:p>
          </table:table-cell>
          <table:table-cell table:style-name="ce5" table:formula="of:=[.B6]/[.B$2]" office:value-type="percentage" office:value="0.920468302007009">
            <text:p>92.05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3"/>
          <table:table-cell table:style-name="ce7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table:formula="of:=SUM([.C10:.C24])" office:value-type="float" office:value="4622">
            <text:p>4622</text:p>
          </table:table-cell>
          <table:table-cell table:style-name="ce6" table:formula="of:=[.C8]/[.E8]" office:value-type="percentage" office:value="0.92569597436411">
            <text:p>92.6%</text:p>
          </table:table-cell>
          <table:table-cell table:style-name="ce1" table:formula="of:=SUM([.E10:.E24])" office:value-type="float" office:value="4993">
            <text:p>4993</text:p>
          </table:table-cell>
          <table:table-cell table:style-name="ce1" table:formula="of:=SUM([.F10:.F24])" office:value-type="float" office:value="4993">
            <text:p>4993</text:p>
          </table:table-cell>
          <table:table-cell table:style-name="ce1" table:formula="of:=SUM([.G10:.G24])" office:value-type="float" office:value="62780">
            <text:p>62780</text:p>
          </table:table-cell>
          <table:table-cell table:style-name="ce7"/>
          <table:table-cell table:formula="of:=[.F8]/[.G8]" office:value-type="percentage" office:value="0.0795316979929914">
            <text:p>8.0%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 </text:p>
          </table:table-cell>
          <table:table-cell office:value-type="float" office:value="110">
            <text:p>110</text:p>
          </table:table-cell>
          <table:table-cell office:value-type="float" office:value="87.3">
            <text:p>87.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8.9">
            <text:p>58.9</text:p>
          </table:table-cell>
          <table:table-cell table:formula="of:=[.F10]/[.G10]" office:value-type="percentage" office:value="0.588785046728972">
            <text:p>58.9%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qw/bigram</text:p>
          </table:table-cell>
          <table:table-cell office:value-type="float" office:value="2005">
            <text:p>200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05">
            <text:p>2005</text:p>
          </table:table-cell>
          <table:table-cell office:value-type="float" office:value="2656">
            <text:p>2656</text:p>
          </table:table-cell>
          <table:table-cell office:value-type="float" office:value="75.5">
            <text:p>75.5</text:p>
          </table:table-cell>
          <table:table-cell table:formula="of:=[.F11]/[.G11]" office:value-type="percentage" office:value="0.754894578313253">
            <text:p>75.5%</text:p>
          </table:table-cell>
          <table:table-cell/>
          <table:table-cell office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bwdesign</text:p>
          </table:table-cell>
          <table:table-cell office:value-type="float" office:value="314">
            <text:p>31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14">
            <text:p>314</text:p>
          </table:table-cell>
          <table:table-cell office:value-type="float" office:value="613">
            <text:p>613</text:p>
          </table:table-cell>
          <table:table-cell office:value-type="float" office:value="51.2">
            <text:p>51.2</text:p>
          </table:table-cell>
          <table:table-cell table:formula="of:=[.F12]/[.G12]" office:value-type="percentage" office:value="0.512234910277325">
            <text:p>5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cwiccer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.0</text:p>
          </table:table-cell>
          <table:table-cell table:formula="of:=[.F13]/[.G13]" office:value-type="percentage" office:value="0.75">
            <text:p>75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hm</text:p>
          </table:table-cell>
          <table:table-cell office:value-type="float" office:value="427">
            <text:p>4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.0</text:p>
          </table:table-cell>
          <table:table-cell table:formula="of:=[.F14]/[.G14]" office:value-type="percentage" office:value="0.560367454068242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m</text:p>
          </table:table-cell>
          <table:table-cell office:value-type="float" office:value="388">
            <text:p>388</text:p>
          </table:table-cell>
          <table:table-cell office:value-type="float" office:value="64.6">
            <text:p>64.6</text:p>
          </table:table-cell>
          <table:table-cell table:number-columns-repeated="2" office:value-type="float" office:value="601">
            <text:p>601</text:p>
          </table:table-cell>
          <table:table-cell office:value-type="float" office:value="13309">
            <text:p>13309</text:p>
          </table:table-cell>
          <table:table-cell office:value-type="float" office:value="4.5">
            <text:p>4.5</text:p>
          </table:table-cell>
          <table:table-cell table:formula="of:=[.F15]/[.G15]" office:value-type="percentage" office:value="0.0451574122774063">
            <text:p>4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uk</text:p>
          </table:table-cell>
          <table:table-cell office:value-type="float" office:value="88">
            <text:p>88</text:p>
          </table:table-cell>
          <table:table-cell office:value-type="float" office:value="40.9">
            <text:p>40.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.4">
            <text:p>2.4</text:p>
          </table:table-cell>
          <table:table-cell table:formula="of:=[.F16]/[.G16]" office:value-type="percentage" office:value="0.0242882964301853">
            <text:p>2.4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obit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31.2">
            <text:p>31.2</text:p>
          </table:table-cell>
          <table:table-cell table:formula="of:=[.F17]/[.G17]" office:value-type="percentage" office:value="0.311827956989247">
            <text:p>3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src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.5">
            <text:p>73.5</text:p>
          </table:table-cell>
          <table:table-cell table:formula="of:=[.F18]/[.G18]" office:value-type="percentage" office:value="0.734848484848485">
            <text:p>73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tags</text:p>
          </table:table-cell>
          <table:table-cell office:value-type="float" office:value="99">
            <text:p>99</text:p>
          </table:table-cell>
          <table:table-cell office:value-type="float" office:value="87.6">
            <text:p>87.6</text:p>
          </table:table-cell>
          <table:table-cell table:number-columns-repeated="2" office:value-type="float" office:value="113">
            <text:p>113</text:p>
          </table:table-cell>
          <table:table-cell office:value-type="float" office:value="5437">
            <text:p>5437</text:p>
          </table:table-cell>
          <table:table-cell office:value-type="float" office:value="2.1">
            <text:p>2.1</text:p>
          </table:table-cell>
          <table:table-cell table:formula="of:=[.F19]/[.G19]" office:value-type="percentage" office:value="0.0207835203237079">
            <text:p>2.1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ordpress</text:p>
          </table:table-cell>
          <table:table-cell office:value-type="float" office:value="835">
            <text:p>835</text:p>
          </table:table-cell>
          <table:table-cell office:value-type="float" office:value="99.9">
            <text:p>99.9</text:p>
          </table:table-cell>
          <table:table-cell table:number-columns-repeated="2" office:value-type="float" office:value="836">
            <text:p>836</text:p>
          </table:table-cell>
          <table:table-cell office:value-type="float" office:value="24768">
            <text:p>24768</text:p>
          </table:table-cell>
          <table:table-cell office:value-type="float" office:value="3.4">
            <text:p>3.4</text:p>
          </table:table-cell>
          <table:table-cell table:formula="of:=[.F20]/[.G20]" office:value-type="percentage" office:value="0.0337532299741602">
            <text:p>3.4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-pompey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7.6">
            <text:p>47.6</text:p>
          </table:table-cell>
          <table:table-cell table:formula="of:=[.F21]/[.G21]" office:value-type="percentage" office:value="0.475555555555556">
            <text:p>47.6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5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.0</text:p>
          </table:table-cell>
          <table:table-cell table:formula="of:=[.F22]/[.G22]" office:value-type="percentage" office:value="0.32">
            <text:p>32.0%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w/cookie-ca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2">
            <text:p>52</text:p>
          </table:table-cell>
          <table:table-cell office:value-type="float" office:value="5610">
            <text:p>5610</text:p>
          </table:table-cell>
          <table:table-cell office:value-type="float" office:value="0.9">
            <text:p>0.9</text:p>
          </table:table-cell>
          <table:table-cell table:formula="of:=[.F23]/[.G23]" office:value-type="percentage" office:value="0.00926916221033868">
            <text:p>0.9%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28]/[.G28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29]/[.G29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30]/[.G30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31]/[.G31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32]/[.G32]" office:value-type="percentage" office:value="0.0002041649652919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33]/[.G33]" office:value-type="percentage" office:value="0.193146417445483">
            <text:p>19.3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 table:number-columns-repeated="3"/>
          <table:table-cell table:number-columns-repeated="2"/>
          <table:table-cell/>
          <table:table-cell table:formula="of:=[.F34]/[.G34]" office:value-type="percentage" office:value="0">
            <text:p>#DIV/0!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35]/[.G35]" office:value-type="percentage" office:value="0.402298850574713">
            <text:p>40.2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office:value-type="float" office:value="91.1">
            <text:p>91.1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36]/[.G36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37]/[.G37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38]/[.G38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39]/[.G39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t feel - post REST" table:style-name="ta1" table:print="false">
        <table:shapes>
          <draw:frame draw:z-index="0" draw:style-name="gr1" draw:text-style-name="P1" svg:width="23.062cm" svg:height="8.886cm" svg:x="0cm" svg:y="11.223cm">
            <draw:object draw:notify-on-update-of-ranges="'Gut feel - post REST'.A3:'Gut feel - post REST'.A6 'Gut feel - post REST'.B3:'Gut feel - post REST'.B6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2" table:number-columns-repeated="5" table:default-cell-style-name="Default"/>
        <table:table-column table:style-name="co2" table:default-cell-style-name="ce8"/>
        <table:table-column table:style-name="co2" table:default-cell-style-name="ce4"/>
        <table:table-column table:style-name="co2" table:default-cell-style-name="ce11"/>
        <table:table-column table:style-name="co2" table:number-columns-repeated="5" table:default-cell-style-name="Default"/>
        <table:table-column table:style-name="co35" table:default-cell-style-name="Default"/>
        <table:table-column table:style-name="co2" table:number-columns-repeated="5" table:default-cell-style-name="Default"/>
        <table:table-column table:style-name="co35" table:default-cell-style-name="Default"/>
        <table:table-column table:style-name="co2" table:number-columns-repeated="5" table:default-cell-style-name="Default"/>
        <table:table-column table:style-name="co35" table:default-cell-style-name="Default"/>
        <table:table-column table:style-name="co2" table:number-columns-repeated="996" table:default-cell-style-name="Default"/>
        <table:table-row table:style-name="ro8">
          <table:table-cell table:style-name="ce9" office:value-type="string">
            <text:p>Post enablement of REST API</text:p>
          </table:table-cell>
          <table:table-cell table:style-name="ce1"/>
          <table:table-cell table:style-name="ce5"/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/>
          <table:table-cell table:style-name="ce1" table:formula="of:=SUM([.B3:.B6])" office:value-type="float" office:value="62784">
            <text:p>62784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18858">
            <text:p>18858</text:p>
          </table:table-cell>
          <table:table-cell table:style-name="ce5" table:formula="of:=[.B3]/[.B$2]" office:value-type="percentage" office:value="0.300363149847095">
            <text:p>30.04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14034">
            <text:p>14034</text:p>
          </table:table-cell>
          <table:table-cell table:style-name="ce5" table:formula="of:=[.B4]/[.B$2]" office:value-type="percentage" office:value="0.223528287461774">
            <text:p>22.35%</text:p>
          </table:table-cell>
          <table:table-cell table:style-name="ce6"/>
          <table:table-cell table:style-name="ce6" table:formula="of:=[.B4]/([.B3]+[.B4])" office:value-type="percentage" office:value="0.426669098869026">
            <text:p>42.7%</text:p>
          </table:table-cell>
          <table:table-cell table:style-name="ce1" table:number-columns-repeated="2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29892">
            <text:p>29892</text:p>
          </table:table-cell>
          <table:table-cell table:style-name="ce5" table:formula="of:=[.B6]/[.B$2]" office:value-type="percentage" office:value="0.476108562691131">
            <text:p>47.61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table:formula="of:=SUM([.C10:.C24])" office:value-type="float" office:value="18858">
            <text:p>18858</text:p>
          </table:table-cell>
          <table:table-cell table:style-name="ce6" table:formula="of:=[.C8]/[.E8]" office:value-type="percentage" office:value="0.573330901130974">
            <text:p>57.3%</text:p>
          </table:table-cell>
          <table:table-cell table:style-name="ce1" table:formula="of:=SUM([.E10:.E24])" office:value-type="float" office:value="32892">
            <text:p>32892</text:p>
          </table:table-cell>
          <table:table-cell table:style-name="ce1" table:formula="of:=SUM([.F10:.F24])" office:value-type="float" office:value="32892">
            <text:p>32892</text:p>
          </table:table-cell>
          <table:table-cell table:style-name="ce1" table:formula="of:=SUM([.G10:.G24])" office:value-type="float" office:value="62784">
            <text:p>62784</text:p>
          </table:table-cell>
          <table:table-cell table:style-name="ce7"/>
          <table:table-cell table:formula="of:=[.F8]/[.G8]" office:value-type="percentage" office:value="0.523891437308868">
            <text:p>52.4%</text:p>
          </table:table-cell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0" office:value-type="string">
            <text:p>Update date</text:p>
          </table:table-cell>
          <table:table-cell table:style-name="ce1" office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 </text:p>
          </table:table-cell>
          <table:table-cell office:value-type="float" office:value="110">
            <text:p>110</text:p>
          </table:table-cell>
          <table:table-cell office:value-type="float" office:value="87.3">
            <text:p>87.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8.9">
            <text:p>58.9</text:p>
          </table:table-cell>
          <table:table-cell table:formula="of:=[.F10]/[.G10]" office:value-type="percentage" office:value="0.588785046728972">
            <text:p>58.9%</text:p>
          </table:table-cell>
          <table:table-cell office:value-type="date" office:date-value="2018-04-01">
            <text:p>01/Apr</text:p>
          </table:table-cell>
          <table:table-cell office:value-type="string">
            <text:p>Visualizer</text:p>
          </table:table-cell>
          <table:table-cell table:number-columns-repeated="1013"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qw/bigram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table:number-columns-repeated="2" office:value-type="float" office:value="2005">
            <text:p>2005</text:p>
          </table:table-cell>
          <table:table-cell office:value-type="float" office:value="2656">
            <text:p>2656</text:p>
          </table:table-cell>
          <table:table-cell office:value-type="float" office:value="75.5">
            <text:p>75.5</text:p>
          </table:table-cell>
          <table:table-cell table:formula="of:=[.F11]/[.G11]" office:value-type="percentage" office:value="0.754894578313253">
            <text:p>75.5%</text:p>
          </table:table-cell>
          <table:table-cell office:value-type="date" office:date-value="2018-04-06">
            <text:p>06/Apr</text:p>
          </table:table-cell>
          <table:table-cell office:value-type="string">
            <text:p>All Block – no Classic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bwdesign</text:p>
          </table:table-cell>
          <table:table-cell office:value-type="float" office:value="170">
            <text:p>170</text:p>
          </table:table-cell>
          <table:table-cell office:value-type="float" office:value="49.9">
            <text:p>49.9</text:p>
          </table:table-cell>
          <table:table-cell table:number-columns-repeated="2" office:value-type="float" office:value="341">
            <text:p>341</text:p>
          </table:table-cell>
          <table:table-cell office:value-type="float" office:value="613">
            <text:p>613</text:p>
          </table:table-cell>
          <table:table-cell office:value-type="float" office:value="55.6">
            <text:p>55.6</text:p>
          </table:table-cell>
          <table:table-cell table:formula="of:=[.F12]/[.G12]" office:value-type="percentage" office:value="0.556280587275693">
            <text:p>55.6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cwiccer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.0</text:p>
          </table:table-cell>
          <table:table-cell table:formula="of:=[.F13]/[.G13]" office:value-type="percentage" office:value="0.75">
            <text:p>75.0%</text:p>
          </table:table-cell>
          <table:table-cell office:value-type="date" office:date-value="2018-04-06">
            <text:p>06/Apr</text:p>
          </table:table-cell>
          <table:table-cell table:number-columns-repeated="101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hm</text:p>
          </table:table-cell>
          <table:table-cell office:value-type="float" office:value="427">
            <text:p>4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.0</text:p>
          </table:table-cell>
          <table:table-cell table:formula="of:=[.F14]/[.G14]" office:value-type="percentage" office:value="0.560367454068242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m</text:p>
          </table:table-cell>
          <table:table-cell office:value-type="float" office:value="6948">
            <text:p>6948</text:p>
          </table:table-cell>
          <table:table-cell office:value-type="float" office:value="93">
            <text:p>93</text:p>
          </table:table-cell>
          <table:table-cell table:number-columns-repeated="2" office:value-type="float" office:value="7468">
            <text:p>7468</text:p>
          </table:table-cell>
          <table:table-cell office:value-type="float" office:value="13313">
            <text:p>13313</text:p>
          </table:table-cell>
          <table:table-cell office:value-type="float" office:value="56.1">
            <text:p>56.1</text:p>
          </table:table-cell>
          <table:table-cell table:formula="of:=[.F15]/[.G15]" office:value-type="percentage" office:value="0.560955457072035">
            <text:p>56.1%</text:p>
          </table:table-cell>
          <table:table-cell office:value-type="date" office:date-value="2018-04-02">
            <text:p>02/Apr</text:p>
          </table:table-cell>
          <table:table-cell table:number-columns-repeated="1014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ikcouk</text:p>
          </table:table-cell>
          <table:table-cell office:value-type="float" office:value="88">
            <text:p>88</text:p>
          </table:table-cell>
          <table:table-cell office:value-type="float" office:value="40.9">
            <text:p>40.9</text:p>
          </table:table-cell>
          <table:table-cell table:number-columns-repeated="2"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.4">
            <text:p>2.4</text:p>
          </table:table-cell>
          <table:table-cell table:formula="of:=[.F16]/[.G16]" office:value-type="percentage" office:value="0.0242882964301853">
            <text:p>2.4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oobit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31.2">
            <text:p>31.2</text:p>
          </table:table-cell>
          <table:table-cell table:formula="of:=[.F17]/[.G17]" office:value-type="percentage" office:value="0.311827956989247">
            <text:p>31.2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src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.5">
            <text:p>73.5</text:p>
          </table:table-cell>
          <table:table-cell table:formula="of:=[.F18]/[.G18]" office:value-type="percentage" office:value="0.734848484848485">
            <text:p>73.5%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tags</text:p>
          </table:table-cell>
          <table:table-cell office:value-type="float" office:value="3749">
            <text:p>3749</text:p>
          </table:table-cell>
          <table:table-cell office:value-type="float" office:value="99.3">
            <text:p>99.3</text:p>
          </table:table-cell>
          <table:table-cell table:number-columns-repeated="2" office:value-type="float" office:value="3776">
            <text:p>3776</text:p>
          </table:table-cell>
          <table:table-cell office:value-type="float" office:value="5437">
            <text:p>5437</text:p>
          </table:table-cell>
          <table:table-cell office:value-type="float" office:value="69.5">
            <text:p>69.5</text:p>
          </table:table-cell>
          <table:table-cell table:formula="of:=[.F19]/[.G19]" office:value-type="percentage" office:value="0.694500643737355">
            <text:p>69.5%</text:p>
          </table:table-cell>
          <table:table-cell office:value-type="date" office:date-value="2018-04-04">
            <text:p>04/Apr</text:p>
          </table:table-cell>
          <table:table-cell office:value-type="string">
            <text:p>Changed tags plugin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ordpress</text:p>
          </table:table-cell>
          <table:table-cell office:value-type="float" office:value="2668">
            <text:p>2668</text:p>
          </table:table-cell>
          <table:table-cell office:value-type="float" office:value="19.3">
            <text:p>19.3</text:p>
          </table:table-cell>
          <table:table-cell table:number-columns-repeated="2" office:value-type="float" office:value="13851">
            <text:p>13851</text:p>
          </table:table-cell>
          <table:table-cell office:value-type="float" office:value="24768">
            <text:p>24768</text:p>
          </table:table-cell>
          <table:table-cell office:value-type="float" office:value="55.9">
            <text:p>55.9</text:p>
          </table:table-cell>
          <table:table-cell table:formula="of:=[.F20]/[.G20]" office:value-type="percentage" office:value="0.559229651162791">
            <text:p>55.9%</text:p>
          </table:table-cell>
          <table:table-cell office:value-type="date" office:date-value="2018-04-04">
            <text:p>04/Apr</text:p>
          </table:table-cell>
          <table:table-cell office:value-type="string">
            <text:p>Oik-testimonials etc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-pompey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7.6">
            <text:p>47.6</text:p>
          </table:table-cell>
          <table:table-cell table:formula="of:=[.F21]/[.G21]" office:value-type="percentage" office:value="0.475555555555556">
            <text:p>47.6%</text:p>
          </table:table-cell>
          <table:table-cell office:value-type="date" office:date-value="2018-04-04">
            <text:p>04/Apr</text:p>
          </table:table-cell>
          <table:table-cell office:value-type="string">
            <text:p>Need to change meetup</text:p>
          </table:table-cell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qw/wp5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.0</text:p>
          </table:table-cell>
          <table:table-cell table:formula="of:=[.F22]/[.G22]" office:value-type="percentage" office:value="0.32">
            <text:p>32.0%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w/cookie-cat</text:p>
          </table:table-cell>
          <table:table-cell office:value-type="float" office:value="4379">
            <text:p>437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379">
            <text:p>4379</text:p>
          </table:table-cell>
          <table:table-cell office:value-type="float" office:value="5610">
            <text:p>5610</text:p>
          </table:table-cell>
          <table:table-cell office:value-type="float" office:value="78.1">
            <text:p>78.1</text:p>
          </table:table-cell>
          <table:table-cell table:formula="of:=[.F23]/[.G23]" office:value-type="percentage" office:value="0.780570409982175">
            <text:p>78.1%</text:p>
          </table:table-cell>
          <table:table-cell office:value-type="date" office:date-value="2018-04-03">
            <text:p>03/Apr</text:p>
          </table:table-cell>
          <table:table-cell office:value-type="string">
            <text:p>Changed cookie-category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28]/[.G28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29]/[.G29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30]/[.G30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31]/[.G31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32]/[.G32]" office:value-type="percentage" office:value="0.0002041649652919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33]/[.G33]" office:value-type="percentage" office:value="0.193146417445483">
            <text:p>19.3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 table:number-columns-repeated="3"/>
          <table:table-cell table:number-columns-repeated="2"/>
          <table:table-cell/>
          <table:table-cell table:formula="of:=[.F34]/[.G34]" office:value-type="percentage" office:value="0">
            <text:p>#DIV/0!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35]/[.G35]" office:value-type="percentage" office:value="0.402298850574713">
            <text:p>40.2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office:value-type="float" office:value="91.1">
            <text:p>91.1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36]/[.G36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37]/[.G37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38]/[.G38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39]/[.G39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t feel MS post REST_2" table:style-name="ta1" table:print="false">
        <table:shapes>
          <draw:frame draw:z-index="0" draw:style-name="gr1" draw:text-style-name="P1" svg:width="14.838cm" svg:height="8.886cm" svg:x="27.024cm" svg:y="1.523cm">
            <draw:object draw:notify-on-update-of-ranges="'Gut feel MS post REST_2'.A3:'Gut feel MS post REST_2'.A6 'Gut feel MS post REST_2'.B3:'Gut feel MS post REST_2'.B6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column table:style-name="co35" table:default-cell-style-name="ce8"/>
        <table:table-column table:style-name="co2" table:default-cell-style-name="ce4"/>
        <table:table-column table:style-name="co2" table:default-cell-style-name="ce11"/>
        <table:table-column table:style-name="co2" table:number-columns-repeated="5" table:default-cell-style-name="Default"/>
        <table:table-column table:style-name="co36" table:default-cell-style-name="Default"/>
        <table:table-column table:style-name="co2" table:number-columns-repeated="5" table:default-cell-style-name="Default"/>
        <table:table-column table:style-name="co37" table:default-cell-style-name="Default"/>
        <table:table-column table:style-name="co2" table:number-columns-repeated="3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5" table:default-cell-style-name="Default"/>
        <table:table-column table:style-name="co2" table:number-columns-repeated="996" table:default-cell-style-name="Default"/>
        <table:table-row table:style-name="ro8">
          <table:table-cell table:style-name="ce9" office:value-type="string">
            <text:p>MultiSite Pre enablement of REST API</text:p>
          </table:table-cell>
          <table:table-cell table:style-name="ce1"/>
          <table:table-cell table:style-name="ce5"/>
          <table:table-cell table:style-name="ce13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/>
          <table:table-cell table:style-name="ce1" table:formula="of:=SUM([.B3:.B6])" office:value-type="float" office:value="1054">
            <text:p>1054</text:p>
          </table:table-cell>
          <table:table-cell table:style-name="ce5" table:formula="of:=SUM([.C3:.C6])" office:value-type="percentage" office:value="1">
            <text:p>10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8]" office:value-type="float" office:value="246">
            <text:p>246</text:p>
          </table:table-cell>
          <table:table-cell table:style-name="ce5" table:formula="of:=[.B3]/[.B$2]" office:value-type="percentage" office:value="0.233396584440228">
            <text:p>23.34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8]-[.C8]" office:value-type="float" office:value="118">
            <text:p>118</text:p>
          </table:table-cell>
          <table:table-cell table:style-name="ce5" table:formula="of:=[.B4]/[.B$2]" office:value-type="percentage" office:value="0.111954459203036">
            <text:p>11.20%</text:p>
          </table:table-cell>
          <table:table-cell table:style-name="ce6"/>
          <table:table-cell table:style-name="ce6" table:formula="of:=[.B4]/([.B3]+[.B4])" office:value-type="percentage" office:value="0.324175824175824">
            <text:p>32.4%</text:p>
          </table:table-cell>
          <table:table-cell table:style-name="ce1" table:number-columns-repeated="2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8]-[.E8]" office:value-type="float" office:value="0">
            <text:p>0</text:p>
          </table:table-cell>
          <table:table-cell table:style-name="ce5" table:formula="of:=[.B5]/[.B$2]" office:value-type="percentage" office:value="0">
            <text:p>0.00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8]-[.F8]" office:value-type="float" office:value="690">
            <text:p>690</text:p>
          </table:table-cell>
          <table:table-cell table:style-name="ce5" table:formula="of:=[.B6]/[.B$2]" office:value-type="percentage" office:value="0.654648956356736">
            <text:p>65.46%</text:p>
          </table:table-cell>
          <table:table-cell table:style-name="ce6"/>
          <table:table-cell table:style-name="ce1" table:number-columns-repeated="3"/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3"/>
          <table:table-cell table:style-name="ce6"/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7"/>
          <table:table-cell/>
          <table:table-cell table:style-name="ce10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table:formula="of:=SUM([.C10:.C32])" office:value-type="float" office:value="246">
            <text:p>246</text:p>
          </table:table-cell>
          <table:table-cell table:style-name="ce6" table:formula="of:=[.C8]/[.E8]" office:value-type="percentage" office:value="0.675824175824176">
            <text:p>67.6%</text:p>
          </table:table-cell>
          <table:table-cell table:style-name="ce1" table:formula="of:=SUM([.E10:.E32])" office:value-type="float" office:value="364">
            <text:p>364</text:p>
          </table:table-cell>
          <table:table-cell table:style-name="ce1" table:formula="of:=SUM([.F10:.F32])" office:value-type="float" office:value="364">
            <text:p>364</text:p>
          </table:table-cell>
          <table:table-cell table:style-name="ce1" table:formula="of:=SUM([.G10:.G32])" office:value-type="float" office:value="1054">
            <text:p>1054</text:p>
          </table:table-cell>
          <table:table-cell table:style-name="ce1" office:value-type="string">
            <text:p><text:s/></text:p>
          </table:table-cell>
          <table:table-cell table:formula="of:=[.F8]/[.G8]" office:value-type="percentage" office:value="0.345351043643264">
            <text:p>34.5%</text:p>
          </table:table-cell>
          <table:table-cell table:style-name="ce10"/>
          <table:table-cell table:style-name="ce1" table:number-columns-repeated="1014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6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7" office:value-type="string">
            <text:p>Coverage</text:p>
          </table:table-cell>
          <table:table-cell office:value-type="string">
            <text:p><text:s/></text:p>
          </table:table-cell>
          <table:table-cell table:style-name="ce10" office:value-type="string">
            <text:p>Update date</text:p>
          </table:table-cell>
          <table:table-cell table:style-name="ce1" office:value-type="string">
            <text:p>Notes</text:p>
          </table:table-cell>
          <table:table-cell table:style-name="ce1" table:number-columns-repeated="1013"/>
        </table:table-row>
        <table:table-row table:style-name="ro1">
          <table:table-cell table:style-name="ce12" office:value-type="string">
            <text:p>WPMS</text:p>
          </table:table-cell>
          <table:table-cell table:style-name="ce12" office:value-type="string">
            <text:p>wpms/gutfeel</text:p>
          </table:table-cell>
          <table:table-cell table:style-name="ce12" office:value-type="float" office:value="2">
            <text:p>2</text:p>
          </table:table-cell>
          <table:table-cell table:style-name="ce14" office:value-type="percentage" office:value="1">
            <text:p>100.0%</text:p>
          </table:table-cell>
          <table:table-cell table:number-columns-repeated="3" table:style-name="ce12" office:value-type="float" office:value="2">
            <text:p>2</text:p>
          </table:table-cell>
          <table:table-cell table:style-name="ce15" office:value-type="string">
            <text:p>$</text:p>
          </table:table-cell>
          <table:table-cell table:style-name="ce14" table:formula="of:=[.F10]/[.G10]" office:value-type="percentage" office:value="1">
            <text:p>100.0%</text:p>
          </table:table-cell>
          <table:table-cell table:style-name="ce16" office:value-type="date" office:date-value="2018-04-08">
            <text:p>08/Apr</text:p>
          </table:table-cell>
          <table:table-cell table:style-name="ce12"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wpms/site-2</text:p>
          </table:table-cell>
          <table:table-cell office:value-type="float" office:value="9">
            <text:p>9</text:p>
          </table:table-cell>
          <table:table-cell table:style-name="Default" office:value-type="float" office:value="100">
            <text:p>100</text:p>
          </table:table-cell>
          <table:table-cell table:number-columns-repeated="2"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Default" office:value-type="float" office:value="52.9">
            <text:p>52.9</text:p>
          </table:table-cell>
          <table:table-cell table:style-name="ce14" table:formula="of:=[.F11]/[.G11]" office:value-type="percentage" office:value="0.529411764705882">
            <text:p>52.9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bwcom</text:p>
          </table:table-cell>
          <table:table-cell office:value-type="float" office:value="47">
            <text:p>47</text:p>
          </table:table-cell>
          <table:table-cell table:style-name="Default" office:value-type="float" office:value="51.1">
            <text:p>51.1</text:p>
          </table:table-cell>
          <table:table-cell table:number-columns-repeated="2" office:value-type="float" office:value="92">
            <text:p>92</text:p>
          </table:table-cell>
          <table:table-cell office:value-type="float" office:value="321">
            <text:p>321</text:p>
          </table:table-cell>
          <table:table-cell table:style-name="Default" office:value-type="float" office:value="28.7">
            <text:p>28.7</text:p>
          </table:table-cell>
          <table:table-cell table:style-name="ce14" table:formula="of:=[.F12]/[.G12]" office:value-type="percentage" office:value="0.286604361370716">
            <text:p>28.7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bwcom/drupal6</text:p>
          </table:table-cell>
          <table:table-cell office:value-type="float" office:value="30">
            <text:p>30</text:p>
          </table:table-cell>
          <table:table-cell table:style-name="Default" office:value-type="float" office:value="85.7">
            <text:p>85.7</text:p>
          </table:table-cell>
          <table:table-cell table:number-columns-repeated="2" office:value-type="float" office:value="35">
            <text:p>35</text:p>
          </table:table-cell>
          <table:table-cell office:value-type="float" office:value="38">
            <text:p>38</text:p>
          </table:table-cell>
          <table:table-cell table:style-name="Default" office:value-type="float" office:value="92.1">
            <text:p>92.1</text:p>
          </table:table-cell>
          <table:table-cell table:style-name="ce14" table:formula="of:=[.F13]/[.G13]" office:value-type="percentage" office:value="0.921052631578947">
            <text:p>92.1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bwcom/sneakpeek</text:p>
          </table:table-cell>
          <table:table-cell office:value-type="float" office:value="4">
            <text:p>4</text:p>
          </table:table-cell>
          <table:table-cell table:style-name="Default" office:value-type="float" office:value="100">
            <text:p>100</text:p>
          </table:table-cell>
          <table:table-cell table:number-columns-repeated="3" office:value-type="float" office:value="4">
            <text:p>4</text:p>
          </table:table-cell>
          <table:table-cell table:style-name="Default" office:value-type="float" office:value="100">
            <text:p>100</text:p>
          </table:table-cell>
          <table:table-cell table:style-name="ce14" table:formula="of:=[.F14]/[.G14]" office:value-type="percentage" office:value="1">
            <text:p>100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</text:p>
          </table:table-cell>
          <table:table-cell office:value-type="float" office:value="25">
            <text:p>25</text:p>
          </table:table-cell>
          <table:table-cell table:style-name="Default" office:value-type="float" office:value="71.4">
            <text:p>71.4</text:p>
          </table:table-cell>
          <table:table-cell table:number-columns-repeated="2" office:value-type="float" office:value="35">
            <text:p>35</text:p>
          </table:table-cell>
          <table:table-cell office:value-type="float" office:value="87">
            <text:p>87</text:p>
          </table:table-cell>
          <table:table-cell table:style-name="Default" office:value-type="float" office:value="40.2">
            <text:p>40.2</text:p>
          </table:table-cell>
          <table:table-cell table:style-name="ce14" table:formula="of:=[.F15]/[.G15]" office:value-type="percentage" office:value="0.402298850574713">
            <text:p>40.2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nivo2011</text:p>
          </table:table-cell>
          <table:table-cell office:value-type="float" office:value="8">
            <text:p>8</text:p>
          </table:table-cell>
          <table:table-cell table:style-name="Default" office:value-type="float" office:value="72.7">
            <text:p>72.7</text:p>
          </table:table-cell>
          <table:table-cell table:number-columns-repeated="2" office:value-type="float" office:value="11">
            <text:p>11</text:p>
          </table:table-cell>
          <table:table-cell office:value-type="float" office:value="39">
            <text:p>39</text:p>
          </table:table-cell>
          <table:table-cell table:style-name="Default" office:value-type="float" office:value="28.2">
            <text:p>28.2</text:p>
          </table:table-cell>
          <table:table-cell table:style-name="ce14" table:formula="of:=[.F16]/[.G16]" office:value-type="percentage" office:value="0.282051282051282">
            <text:p>28.2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-blogger-redirect</text:p>
          </table:table-cell>
          <table:table-cell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Default" office:value-type="float" office:value="90.9">
            <text:p>90.9</text:p>
          </table:table-cell>
          <table:table-cell table:style-name="ce14" table:formula="of:=[.F17]/[.G17]" office:value-type="percentage" office:value="0.909090909090909">
            <text:p>90.9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2012</text:p>
          </table:table-cell>
          <table:table-cell office:value-type="float" office:value="8">
            <text:p>8</text:p>
          </table:table-cell>
          <table:table-cell table:style-name="Default" office:value-type="float" office:value="66.7">
            <text:p>66.7</text:p>
          </table:table-cell>
          <table:table-cell table:number-columns-repeated="2" office:value-type="float" office:value="12">
            <text:p>12</text:p>
          </table:table-cell>
          <table:table-cell office:value-type="float" office:value="27">
            <text:p>27</text:p>
          </table:table-cell>
          <table:table-cell table:style-name="Default" office:value-type="float" office:value="44.4">
            <text:p>44.4</text:p>
          </table:table-cell>
          <table:table-cell table:style-name="ce14" table:formula="of:=[.F18]/[.G18]" office:value-type="percentage" office:value="0.444444444444444">
            <text:p>44.4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-tunes</text:p>
          </table:table-cell>
          <table:table-cell office:value-type="float" office:value="2">
            <text:p>2</text:p>
          </table:table-cell>
          <table:table-cell table:style-name="Default" office:value-type="float" office:value="40">
            <text:p>40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Default" office:value-type="float" office:value="55.6">
            <text:p>55.6</text:p>
          </table:table-cell>
          <table:table-cell table:style-name="ce14" table:formula="of:=[.F19]/[.G19]" office:value-type="percentage" office:value="0.555555555555556">
            <text:p>55.6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bbpress</text:p>
          </table:table-cell>
          <table:table-cell office:value-type="float" office:value="2">
            <text:p>2</text:p>
          </table:table-cell>
          <table:table-cell table:style-name="Default"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Default" office:value-type="float" office:value="25">
            <text:p>25</text:p>
          </table:table-cell>
          <table:table-cell table:style-name="ce14" table:formula="of:=[.F20]/[.G20]" office:value-type="percentage" office:value="0.25">
            <text:p>25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lazy-smart-shortcodes</text:p>
          </table:table-cell>
          <table:table-cell office:value-type="float" office:value="29">
            <text:p>29</text:p>
          </table:table-cell>
          <table:table-cell table:style-name="Default" office:value-type="float" office:value="87.9">
            <text:p>87.9</text:p>
          </table:table-cell>
          <table:table-cell table:number-columns-repeated="2" office:value-type="float" office:value="33">
            <text:p>33</text:p>
          </table:table-cell>
          <table:table-cell office:value-type="float" office:value="157">
            <text:p>157</text:p>
          </table:table-cell>
          <table:table-cell table:style-name="Default" office:value-type="float" office:value="21">
            <text:p>21</text:p>
          </table:table-cell>
          <table:table-cell table:style-name="ce14" table:formula="of:=[.F21]/[.G21]" office:value-type="percentage" office:value="0.210191082802548">
            <text:p>21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-batchmove</text:p>
          </table:table-cell>
          <table:table-cell office:value-type="float" office:value="2">
            <text:p>2</text:p>
          </table:table-cell>
          <table:table-cell table:style-name="Default" office:value-type="float" office:value="66.7">
            <text:p>66.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75">
            <text:p>75</text:p>
          </table:table-cell>
          <table:table-cell table:style-name="ce14" table:formula="of:=[.F22]/[.G22]" office:value-type="percentage" office:value="0.75">
            <text:p>75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external-link-warning</text:p>
          </table:table-cell>
          <table:table-cell office:value-type="float" office:value="5">
            <text:p>5</text:p>
          </table:table-cell>
          <table:table-cell office:value-type="percentage" office:value="0.5">
            <text:p>50.0%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71.4">
            <text:p>71.4</text:p>
          </table:table-cell>
          <table:table-cell table:style-name="ce14" table:formula="of:=[.F23]/[.G23]" office:value-type="percentage" office:value="0.714285714285714">
            <text:p>71.4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-types</text:p>
          </table:table-cell>
          <table:table-cell office:value-type="float" office:value="5">
            <text:p>5</text:p>
          </table:table-cell>
          <table:table-cell office:value-type="percentage" office:value="1">
            <text:p>100.0%</text:p>
          </table:table-cell>
          <table:table-cell table:number-columns-repeated="2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7.8">
            <text:p>27.8</text:p>
          </table:table-cell>
          <table:table-cell table:style-name="ce14" table:formula="of:=[.F24]/[.G24]" office:value-type="percentage" office:value="0.277777777777778">
            <text:p>27.8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-weightcountry-shipping</text:p>
          </table:table-cell>
          <table:table-cell office:value-type="float" office:value="8">
            <text:p>8</text:p>
          </table:table-cell>
          <table:table-cell office:value-type="percentage" office:value="0.889">
            <text:p>88.9%</text:p>
          </table:table-cell>
          <table:table-cell table:number-columns-repeated="2"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19.1">
            <text:p>19.1</text:p>
          </table:table-cell>
          <table:table-cell table:style-name="ce14" table:formula="of:=[.F25]/[.G25]" office:value-type="percentage" office:value="0.191489361702128">
            <text:p>19.1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us-tides</text:p>
          </table:table-cell>
          <table:table-cell office:value-type="float" office:value="2">
            <text:p>2</text:p>
          </table:table-cell>
          <table:table-cell office:value-type="percentage" office:value="0.667">
            <text:p>66.7%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">
            <text:p>60.0</text:p>
          </table:table-cell>
          <table:table-cell table:style-name="ce14" table:formula="of:=[.F26]/[.G26]" office:value-type="percentage" office:value="0.6">
            <text:p>60.0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20120</text:p>
          </table:table-cell>
          <table:table-cell office:value-type="float" office:value="2">
            <text:p>2</text:p>
          </table:table-cell>
          <table:table-cell office:value-type="percentage" office:value="1">
            <text:p>100.0%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6.7">
            <text:p>66.7</text:p>
          </table:table-cell>
          <table:table-cell table:style-name="ce14" table:formula="of:=[.F27]/[.G27]" office:value-type="percentage" office:value="0.666666666666667">
            <text:p>66.7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contributor</text:p>
          </table:table-cell>
          <table:table-cell office:value-type="float" office:value="3">
            <text:p>3</text:p>
          </table:table-cell>
          <table:table-cell office:value-type="percentage" office:value="0.143">
            <text:p>14.3%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91.3">
            <text:p>91.3</text:p>
          </table:table-cell>
          <table:table-cell table:style-name="ce14" table:formula="of:=[.F28]/[.G28]" office:value-type="percentage" office:value="0.91304347826087">
            <text:p>91.3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3">
          <table:table-cell office:value-type="string">
            <text:p>WPMS</text:p>
          </table:table-cell>
          <table:table-cell office:value-type="string">
            <text:p>oikeu/oik-weight-zone-shipping-pro</text:p>
          </table:table-cell>
          <table:table-cell office:value-type="float" office:value="10">
            <text:p>10</text:p>
          </table:table-cell>
          <table:table-cell office:value-type="percentage" office:value="0.909">
            <text:p>90.9%</text:p>
          </table:table-cell>
          <table:table-cell table:number-columns-repeated="2"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17.5">
            <text:p>17.5</text:p>
          </table:table-cell>
          <table:table-cell table:style-name="ce14" table:formula="of:=[.F29]/[.G29]" office:value-type="percentage" office:value="0.174603174603175">
            <text:p>17.5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oik-weight-zone-shipping </text:p>
          </table:table-cell>
          <table:table-cell office:value-type="float" office:value="11">
            <text:p>11</text:p>
          </table:table-cell>
          <table:table-cell office:value-type="percentage" office:value="0.846">
            <text:p>84.6%</text:p>
          </table:table-cell>
          <table:table-cell table:number-columns-repeated="2"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21.3">
            <text:p>21.3</text:p>
          </table:table-cell>
          <table:table-cell table:style-name="ce14" table:formula="of:=[.F30]/[.G30]" office:value-type="percentage" office:value="0.213114754098361">
            <text:p>21.3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wzs30</text:p>
          </table:table-cell>
          <table:table-cell office:value-type="float" office:value="11">
            <text:p>11</text:p>
          </table:table-cell>
          <table:table-cell office:value-type="percentage" office:value="0.423">
            <text:p>42.3%</text:p>
          </table:table-cell>
          <table:table-cell table:number-columns-repeated="2"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42.6">
            <text:p>42.6</text:p>
          </table:table-cell>
          <table:table-cell table:style-name="ce14" table:formula="of:=[.F31]/[.G31]" office:value-type="percentage" office:value="0.426229508196721">
            <text:p>42.6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oikeu/nivo-nextgen</text:p>
          </table:table-cell>
          <table:table-cell office:value-type="float" office:value="11">
            <text:p>11</text:p>
          </table:table-cell>
          <table:table-cell office:value-type="percentage" office:value="1">
            <text:p>100.0%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1.4">
            <text:p>31.4</text:p>
          </table:table-cell>
          <table:table-cell table:style-name="ce14" table:formula="of:=[.F32]/[.G32]" office:value-type="percentage" office:value="0.314285714285714">
            <text:p>31.4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www wp.a2z</text:p>
          </table:table-cell>
          <table:table-cell office:value-type="float" office:value="10110">
            <text:p>10110</text:p>
          </table:table-cell>
          <table:table-cell office:value-type="percentage" office:value="1">
            <text:p>100.0%</text:p>
          </table:table-cell>
          <table:table-cell table:number-columns-repeated="2" office:value-type="float" office:value="10110">
            <text:p>10110</text:p>
          </table:table-cell>
          <table:table-cell office:value-type="float" office:value="17575">
            <text:p>17575</text:p>
          </table:table-cell>
          <table:table-cell office:value-type="float" office:value="57.5">
            <text:p>57.5</text:p>
          </table:table-cell>
          <table:table-cell table:style-name="ce14" table:formula="of:=[.F33]/[.G33]" office:value-type="percentage" office:value="0.57524893314367">
            <text:p>57.5%</text:p>
          </table:table-cell>
          <table:table-cell office:value-type="date" office:date-value="2018-04-08">
            <text:p>08/Apr</text:p>
          </table:table-cell>
          <table:table-cell table:number-columns-repeated="1014"/>
        </table:table-row>
        <table:table-row table:style-name="ro1">
          <table:table-cell office:value-type="string">
            <text:p>WPMS</text:p>
          </table:table-cell>
          <table:table-cell office:value-type="string">
            <text:p>core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genesis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jetpack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buddypress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edd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woocommerce.wp.a2z</text:p>
          </table:table-cell>
          <table:table-cell table:number-columns-repeated="1022"/>
        </table:table-row>
        <table:table-row table:style-name="ro1">
          <table:table-cell office:value-type="string">
            <text:p>WPMS</text:p>
          </table:table-cell>
          <table:table-cell office:value-type="string">
            <text:p>Wp-seo.wp.a2z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office:value-type="string">
            <text:p>Original figures – pre REST enabl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table:style-name="ce6"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49]/[.G49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50]/[.G50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51]/[.G51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table:style-name="ce6" office:value-type="string">
            <text:p><text:s/>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52]/[.G52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53]/[.G53]" office:value-type="percentage" office:value="0.0002041649652919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style-name="ce6"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54]/[.G54]" office:value-type="percentage" office:value="0.193146417445483">
            <text:p>19.3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/>
          <table:table-cell table:style-name="ce6" office:value-type="string">
            <text:p><text:s/></text:p>
          </table:table-cell>
          <table:table-cell/>
          <table:table-cell table:number-columns-repeated="2"/>
          <table:table-cell/>
          <table:table-cell table:formula="of:=[.F55]/[.G55]" office:value-type="percentage" office:value="0">
            <text:p>#DIV/0!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table:style-name="ce6" office:value-type="string">
            <text:p><text:s/>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56]/[.G56]" office:value-type="percentage" office:value="0.402298850574713">
            <text:p>40.2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57]/[.G57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58]/[.G58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table:style-name="ce6" office:value-type="string">
            <text:p><text:s/>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59]/[.G59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table:style-name="ce6"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60]/[.G60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ugin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7"/>
          <table:table-cell table:style-name="ce1" table:formula="of:=SUM([.H51:.H194])" office:value-type="float" office:value="84">
            <text:p>84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Test compatible?</text:p>
          </table:table-cell>
          <table:table-cell table:style-name="ce1" office:value-type="string">
            <text:p>Compatible?</text:p>
          </table:table-cell>
          <table:table-cell table:style-name="ce1" table:number-columns-repeated="1015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ookie-ca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soh_old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andmadestudio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101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hoired-tas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-plugins.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zs-p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</table:table>
      <table:table table:name="Component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Test compatibility?</text:p>
          </table:table-cell>
          <table:table-cell table:style-name="ce1" office:value-type="string">
            <text:p>Compatible?</text:p>
          </table:table-cell>
          <table:table-cell table:style-name="ce1"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 vsglo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opinions" table:style-name="ta1" table:print="false">
        <table:table-column table:style-name="co2" table:number-columns-repeated="1024" table:default-cell-style-name="Default"/>
        <table:table-row table:style-name="ro1">
          <table:table-cell table:style-name="ce1" office:value-type="string">
            <text:p>Editor</text:p>
          </table:table-cell>
          <table:table-cell table:style-name="ce1" office:value-type="string">
            <text:p>Mandat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Opinion</text:p>
          </table:table-cell>
          <table:table-cell table:style-name="ce1" office:value-type="string">
            <text:p>Action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WordPress version OK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string">
            <text:p>Mandatory</text:p>
          </table:table-cell>
          <table:table-cell office:value-type="string">
            <text:p>S</text:p>
          </table:table-cell>
          <table:table-cell office:value-type="string">
            <text:p>WordPress &lt;= 4.9</text:p>
          </table:table-cell>
          <table:table-cell office:value-type="string">
            <text:p>Update WordPress</text:p>
          </table:table-cell>
          <table:table-cell table:number-columns-repeated="1019"/>
        </table:table-row>
      </table:table>
      <table:table table:name="Hours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Parameter count to Size to Hours</text:p>
          </table:table-cell>
          <table:table-cell table:number-columns-repeated="3"/>
          <table:table-cell office:value-type="string">
            <text:p>Total hrs</text:p>
          </table:table-cell>
          <table:table-cell table:formula="of:=SUM([.F3:.F7])" office:value-type="float" office:value="7">
            <text:p>7</text:p>
          </table:table-cell>
          <table:table-cell table:formula="of:=SUM([.G3:.G7])" office:value-type="float" office:value="21">
            <text:p>21</text:p>
          </table:table-cell>
          <table:table-cell table:formula="of:=SUM([.H3:.H7])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Hours</text:p>
          </table:table-cell>
          <table:table-cell table:style-name="ce1"/>
          <table:table-cell table:style-name="ce1" office:value-type="string">
            <text:p>Task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Large</text:p>
          </table:table-cell>
          <table:table-cell table:style-name="ce1"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esign/spe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est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ocu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elease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ays</text:p>
          </table:table-cell>
          <table:table-cell table:formula="of:=[.F1]/7" office:value-type="float" office:value="1">
            <text:p>1</text:p>
          </table:table-cell>
          <table:table-cell table:formula="of:=[.G1]/7" office:value-type="float" office:value="3">
            <text:p>3</text:p>
          </table:table-cell>
          <table:table-cell table:formula="of:=[.H1]/7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</table:table>
      <table:database-ranges>
        <table:database-range table:name="__Anonymous_Sheet_DB__1" table:target-range-address="Components.A1:Components.F1176" table:display-filter-buttons="true">
          <table:filter>
            <table:filter-condition table:field-number="3" table:value="bobbingwide" table:operator="="/>
          </table:filter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plugins.A2:plugins.I1177" table:display-filter-buttons="true">
          <table:filter>
            <table:filter-condition table:field-number="7" table:value="1" table:operator="="/>
          </table:filter>
        </table:database-range>
        <table:database-range table:name="__Anonymous_Sheet_DB__3" table:target-range-address="Shortcodes.A2:Shortcodes.K192" table:display-filter-buttons="true">
          <table:sort>
            <table:sort-by table:field-number="4" table:order="descending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ParmstoHours" table:target-range-address="Hours.A2:Hours.C33" table:on-update-keep-styles="true" table:on-update-keep-size="false"/>
        <table:database-range table:target-range-address="Sites.A2:Sites.J110" table:contains-header="false">
          <table:sort>
            <table:sort-by table:field-number="6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9/04/2018</text:date>, <text:time>18:4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8:47:07.37</dc:date>
    <dc:creator>Herb Miller</dc:creator>
    <meta:generator>OpenOffice/4.1.4$Win32 OpenOffice.org_project/414m5$Build-9788</meta:generator>
    <meta:editing-duration>P2DT11H28M51S</meta:editing-duration>
    <meta:editing-cycles>35</meta:editing-cycles>
    <meta:printed-by>Herb Miller</meta:printed-by>
    <meta:print-date>2018-03-26T18:48:44.02</meta:print-date>
    <meta:document-statistic meta:table-count="13" meta:cell-count="158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956cm" xlink:href=".." xlink:type="simple" chart:class="chart:circle" chart:style-name="ch1">
        <chart:legend chart:legend-position="end" svg:x="48.557cm" svg:y="21.862cm" style:legend-expansion="high" chart:style-name="ch2"/>
        <chart:plot-area chart:style-name="ch3" svg:x="0.32cm" svg:y="0.792cm" svg:width="15.68cm" svg:height="9.9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444cm" svg:y="0.792cm" svg:width="13.432cm" svg:height="9.94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0.354cm" xlink:href=".." xlink:type="simple" chart:class="chart:ring" chart:style-name="ch1">
        <chart:legend chart:legend-position="end" svg:x="14.107cm" svg:y="4.079cm" style:legend-expansion="high" chart:style-name="ch2"/>
        <chart:plot-area chart:style-name="ch3" table:cell-range-address="content.A28:content.B31" chart:data-source-has-labels="column" svg:x="0.32cm" svg:y="0.756cm" svg:width="13.467cm" svg:height="9.391cm">
          <chartooo:coordinate-region svg:x="2.358cm" svg:y="0.757cm" svg:width="9.39cm" svg:height="9.39cm"/>
          <chart:axis chart:dimension="x" chart:name="primary-x" chart:style-name="ch4" chartooo:axis-type="auto">
            <chartooo:date-scale/>
            <chart:categories table:cell-range-address="content.A28:content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tent.B28:content.B3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lock</text:p>
                <draw:g>
                  <svg:desc>content.A28:content.A31</svg:desc>
                </draw:g>
              </table:table-cell>
              <table:table-cell office:value-type="float" office:value="2692">
                <text:p>2692</text:p>
                <draw:g>
                  <svg:desc>content.B28:content.B31</svg:desc>
                </draw:g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47995">
                <text:p>47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63cm" svg:height="8.887cm" xlink:href=".." xlink:type="simple" chart:class="chart:circle" chart:style-name="ch1">
        <chart:title svg:x="8.679cm" svg:y="0.317cm" chart:style-name="ch2">
          <text:p>Block editor compatibility</text:p>
        </chart:title>
        <chart:subtitle svg:x="8.722cm" svg:y="1.269cm" chart:style-name="ch3">
          <text:p>Initial position - posts and pages</text:p>
        </chart:subtitle>
        <chart:legend chart:legend-position="end" svg:x="20.297cm" svg:y="3.345cm" style:legend-expansion="high" chart:style-name="ch4"/>
        <chart:plot-area chart:style-name="ch5" table:cell-range-address="'Gut feel - pre REST'.A3:'Gut feel - pre REST'.B6" chart:data-source-has-labels="column" svg:x="0.461cm" svg:y="2.129cm" svg:width="19.375cm" svg:height="6.581cm">
          <chartooo:coordinate-region svg:x="7.376cm" svg:y="2.67cm" svg:width="5.507cm" svg:height="5.507cm"/>
          <chart:axis chart:dimension="x" chart:name="primary-x" chart:style-name="ch6" chartooo:axis-type="auto">
            <chartooo:date-scale/>
            <chart:categories table:cell-range-address="'Gut feel - pre REST'.A3:'Gut feel - pre RES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- pre REST'.B3:'Gut feel - pre REST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- pre REST'.A3:'Gut feel - pre REST'.A6</svg:desc>
                </draw:g>
              </table:table-cell>
              <table:table-cell office:value-type="float" office:value="4622">
                <text:p>4622</text:p>
                <draw:g>
                  <svg:desc>'Gut feel - pre REST'.B3:'Gut feel - pre REST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57787">
                <text:p>57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63cm" svg:height="8.887cm" xlink:href=".." xlink:type="simple" chart:class="chart:circle" chart:style-name="ch1">
        <chart:title svg:x="8.679cm" svg:y="0.32cm" chart:style-name="ch2">
          <text:p>Block editor compatibility</text:p>
        </chart:title>
        <chart:subtitle svg:x="8.743cm" svg:y="1.162cm" chart:style-name="ch3">
          <text:p>Post enablement of REST API</text:p>
        </chart:subtitle>
        <chart:legend chart:legend-position="end" svg:x="20.297cm" svg:y="3.345cm" style:legend-expansion="high" chart:style-name="ch4"/>
        <chart:plot-area chart:style-name="ch5" table:cell-range-address="'Gut feel - post REST'.A3:'Gut feel - post REST'.B6" chart:data-source-has-labels="column" svg:x="0.461cm" svg:y="2.129cm" svg:width="19.375cm" svg:height="6.581cm">
          <chartooo:coordinate-region svg:x="7.199cm" svg:y="2.188cm" svg:width="6.133cm" svg:height="6.133cm"/>
          <chart:axis chart:dimension="x" chart:name="primary-x" chart:style-name="ch6" chartooo:axis-type="auto">
            <chartooo:date-scale/>
            <chart:categories table:cell-range-address="'Gut feel - post REST'.A3:'Gut feel - post RES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- post REST'.B3:'Gut feel - post REST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- post REST'.A3:'Gut feel - post REST'.A6</svg:desc>
                </draw:g>
              </table:table-cell>
              <table:table-cell office:value-type="float" office:value="18858">
                <text:p>18858</text:p>
                <draw:g>
                  <svg:desc>'Gut feel - post REST'.B3:'Gut feel - post REST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14034">
                <text:p>14034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29892">
                <text:p>298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39cm" svg:height="8.887cm" xlink:href=".." xlink:type="simple" chart:class="chart:circle" chart:style-name="ch1">
        <chart:title svg:x="5.584cm" svg:y="0.323cm" chart:style-name="ch2">
          <text:p>Block editor compatibility</text:p>
        </chart:title>
        <chart:subtitle svg:x="5.627cm" svg:y="1.162cm" chart:style-name="ch3">
          <text:p>Post enablement of REST API</text:p>
        </chart:subtitle>
        <chart:legend chart:legend-position="end" svg:x="12.073cm" svg:y="3.345cm" style:legend-expansion="high" chart:style-name="ch4"/>
        <chart:plot-area chart:style-name="ch5" table:cell-range-address="'Gut feel MS post REST_2'.A3:'Gut feel MS post REST_2'.B6" chart:data-source-has-labels="column" svg:x="0.296cm" svg:y="2.129cm" svg:width="11.481cm" svg:height="6.581cm">
          <chartooo:coordinate-region svg:x="2.82cm" svg:y="2.383cm" svg:width="6.327cm" svg:height="6.327cm"/>
          <chart:axis chart:dimension="x" chart:name="primary-x" chart:style-name="ch6" chartooo:axis-type="auto">
            <chartooo:date-scale/>
            <chart:categories table:cell-range-address="'Gut feel MS post REST_2'.A3:'Gut feel MS post REST_2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 MS post REST_2'.B3:'Gut feel MS post REST_2'.B6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 MS post REST_2'.A3:'Gut feel MS post REST_2'.A6</svg:desc>
                </draw:g>
              </table:table-cell>
              <table:table-cell office:value-type="float" office:value="246">
                <text:p>246</text:p>
                <draw:g>
                  <svg:desc>'Gut feel MS post REST_2'.B3:'Gut feel MS post REST_2'.B6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690">
                <text:p>6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